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tyles.xml"/>
  <manifest:file-entry manifest:media-type="image/png" manifest:full-path="Pictures/100000000000085500000640EA60E182.png"/>
  <manifest:file-entry manifest:media-type="image/png" manifest:full-path="Pictures/1000000000000855000006409CF00B9F.png"/>
  <manifest:file-entry manifest:media-type="image/png" manifest:full-path="Pictures/10000201000004000000007AE4B29483.png"/>
  <manifest:file-entry manifest:media-type="image/png" manifest:full-path="Pictures/100000000000085500000640F198CA06.png"/>
  <manifest:file-entry manifest:media-type="image/png" manifest:full-path="Pictures/100000000000040000000300E3099475.png"/>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text/xml" manifest:full-path="Object 12/styles.xml"/>
  <manifest:file-entry manifest:media-type="application/vnd.oasis.opendocument.graphics"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23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objectwithoutfill">
      <style:graphic-properties svg:stroke-width="0.051cm" svg:stroke-color="#008000"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Symmetric_20_Arrow" draw:marker-end-width="0.3cm" draw:fill="none" draw:textarea-horizontal-align="center" draw:textarea-vertical-align="middle"/>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cm" fo:padding-bottom="0.15cm" fo:padding-left="0.275cm" fo:padding-right="0.275cm"/>
    </style:style>
    <style:style style:name="gr12"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1cm" fo:padding-bottom="0.151cm" fo:padding-left="0.276cm" fo:padding-right="0.276cm"/>
    </style:style>
    <style:style style:name="gr13"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4"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5"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6"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7"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8"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9"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0"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1"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pr1" style:family="presentation" style:parent-style-name="Default_20_1-notes" style:list-style-name="L1">
      <style:graphic-properties draw:fill-color="#ffffff" draw:auto-grow-height="true" fo:min-height="12.573cm"/>
    </style:style>
    <style:style style:name="pr2" style:family="presentation" style:parent-style-name="Default-title">
      <style:graphic-properties fo:min-height="3.173cm"/>
    </style:style>
    <style:style style:name="pr3" style:family="presentation" style:parent-style-name="Default-outline1">
      <style:graphic-properties fo:min-height="4.745cm"/>
    </style:style>
    <style:style style:name="pr4" style:family="presentation" style:parent-style-name="Default-notes">
      <style:graphic-properties draw:fill-color="#ffffff" fo:min-height="12.572cm"/>
    </style:style>
    <style:style style:name="pr5" style:family="presentation" style:parent-style-name="Default_20_1-notes" style:list-style-name="L1">
      <style:graphic-properties draw:fill-color="#ffffff" draw:auto-grow-height="true" fo:min-height="12.573cm"/>
    </style:style>
    <style:style style:name="pr6" style:family="presentation" style:parent-style-name="Default_20_1-notes" style:list-style-name="L1">
      <style:graphic-properties draw:fill-color="#ffffff" draw:auto-grow-height="true" fo:min-height="12.573cm"/>
    </style:style>
    <style:style style:name="pr7" style:family="presentation" style:parent-style-name="Default-outline1">
      <style:graphic-properties fo:min-height="13.435cm"/>
    </style:style>
    <style:style style:name="pr8" style:family="presentation" style:parent-style-name="Default_20_1-notes" style:list-style-name="L1">
      <style:graphic-properties draw:fill-color="#ffffff" draw:auto-grow-height="true" fo:min-height="12.573cm"/>
    </style:style>
    <style:style style:name="pr9" style:family="presentation" style:parent-style-name="Default-outline1">
      <style:graphic-properties fo:min-height="0.935cm"/>
    </style:style>
    <style:style style:name="pr10" style:family="presentation" style:parent-style-name="Default_20_1-notes" style:list-style-name="L1">
      <style:graphic-properties draw:fill-color="#ffffff" draw:auto-grow-height="true" fo:min-height="12.573cm"/>
    </style:style>
    <style:style style:name="pr11" style:family="presentation" style:parent-style-name="Default-outline1">
      <style:graphic-properties fo:min-height="7.284cm"/>
    </style:style>
    <style:style style:name="pr12" style:family="presentation" style:parent-style-name="Default-outline1">
      <style:graphic-properties fo:min-height="9.525cm"/>
    </style:style>
    <style:style style:name="pr13" style:family="presentation" style:parent-style-name="Default_20_1-notes" style:list-style-name="L1">
      <style:graphic-properties draw:fill-color="#ffffff" draw:auto-grow-height="true" fo:min-height="12.573cm"/>
    </style:style>
    <style:style style:name="pr14" style:family="presentation" style:parent-style-name="Default-title">
      <style:graphic-properties draw:auto-grow-height="true" fo:min-height="3.173cm"/>
    </style:style>
    <style:style style:name="pr15" style:family="presentation" style:parent-style-name="Default_20_1-notes" style:list-style-name="L1">
      <style:graphic-properties draw:fill-color="#ffffff" draw:auto-grow-height="true" fo:min-height="12.573cm"/>
    </style:style>
    <style:style style:name="pr16" style:family="presentation" style:parent-style-name="Default_20_3-notes">
      <style:graphic-properties draw:fill-color="#ffffff" draw:auto-grow-height="true" fo:min-height="12.573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text-properties fo:font-size="18pt"/>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18pt"/>
    </style:style>
    <style:style style:name="P6" style:family="paragraph">
      <style:paragraph-properties fo:margin-left="0cm" fo:margin-right="0cm" fo:text-indent="0cm"/>
    </style:style>
    <style:style style:name="P7" style:family="paragraph">
      <style:paragraph-properties fo:margin-left="0cm" fo:margin-right="0cm" fo:line-height="150%" fo:text-align="center" fo:text-indent="0cm"/>
      <style:text-properties fo:font-size="18pt"/>
    </style:style>
    <style:style style:name="P8" style:family="paragraph">
      <style:paragraph-properties fo:margin-left="0cm" fo:margin-right="0cm" fo:text-indent="0cm"/>
      <style:text-properties fo:font-size="20pt"/>
    </style:style>
    <style:style style:name="P9" style:family="paragraph">
      <style:text-properties fo:font-size="20pt"/>
    </style:style>
    <style:style style:name="P10" style:family="paragraph">
      <style:paragraph-properties fo:text-align="center"/>
    </style:style>
    <style:style style:name="P11" style:family="paragraph">
      <style:text-properties fo:font-size="18pt"/>
    </style:style>
    <style:style style:name="P12" style:family="paragraph">
      <style:paragraph-properties fo:text-align="center"/>
      <style:text-properties fo:font-size="18pt"/>
    </style:style>
    <style:style style:name="P13" style:family="paragraph">
      <style:text-properties fo:font-size="16pt" style:font-size-asian="16pt" style:font-size-complex="16pt"/>
    </style:style>
    <style:style style:name="P14" style:family="paragraph">
      <style:paragraph-properties fo:margin-left="1.587cm" fo:margin-right="0cm" fo:margin-top="0cm" fo:margin-bottom="0cm" fo:line-height="100%" fo:text-align="start" fo:text-indent="0cm" style:punctuation-wrap="hanging" style:line-break="strict" style:writing-mode="lr-tb"/>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size="32pt" style:font-size-asian="32pt" style:font-size-complex="32pt"/>
    </style:style>
    <style:style style:name="T4" style:family="text">
      <style:text-properties fo:color="#ffffff" fo:font-family="'Liberation Sans'" style:font-family-generic="swiss" style:font-pitch="variable" fo:font-size="40pt" fo:font-style="normal" fo:font-weight="bold" style:font-size-asian="40pt" style:font-style-asian="normal" style:font-weight-asian="bold" style:font-size-complex="40pt" style:font-style-complex="normal" style:font-weight-complex="bold"/>
    </style:style>
    <style:style style:name="T5" style:family="text">
      <style:text-properties fo:font-style="italic" style:font-style-asian="italic" style:font-style-complex="italic"/>
    </style:style>
    <style:style style:name="T6" style:family="text">
      <style:text-properties fo:font-size="18pt"/>
    </style:style>
    <style:style style:name="T7" style:family="text">
      <style:text-properties fo:font-size="16pt" style:font-size-asian="16pt" style:font-size-complex="16pt"/>
    </style:style>
    <style:style style:name="T8" style:family="text">
      <style:text-properties fo:color="#0033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9" style:family="text">
      <style:text-properties fo:color="#003300" style:text-line-through-style="none" style:text-position="0% 100%" fo:font-family="Arial" style:font-pitch="variable" fo:font-size="18pt" fo:language="en" fo:country="US"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0" style:family="text">
      <style:text-properties fo:font-weight="bold"/>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7cm"/>
        <style:text-properties fo:font-family="Arial" style:font-family-generic="swiss" style:font-pitch="variable" fo:color="#0033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2.855cm" svg:height="6.087cm" svg:x="3.18cm" svg:y="5.038cm">
          <draw:text-box>
            <text:p text:style-name="P1"><text:span text:style-name="T1">Benchmarking and tuning JBoss EAP session clustering</text:span></text:p>
            <text:p text:style-name="P2"><text:span text:style-name="T2"/></text:p>
          </draw:text-box>
        </draw:frame>
        <draw:frame draw:style-name="gr2" draw:text-style-name="P5" draw:layer="layout" svg:width="20.182cm" svg:height="4.049cm" svg:x="3.313cm" svg:y="10.286cm">
          <draw:text-box>
            <text:p text:style-name="P2"><text:span text:style-name="T2">Bela Ban </text:span></text:p>
            <text:p text:style-name="P4"><text:span text:style-name="T2">JBoss</text:span></text:p>
            <text:p text:style-name="P4"><text:span text:style-name="T3">06.29.2012</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hat's this talk about ?</text:p>
          </draw:text-box>
        </draw:frame>
        <draw:frame presentation:style-name="pr3" draw:layer="layout" svg:width="25.834cm" svg:height="4.745cm" svg:x="1.471cm" svg:y="4.145cm" presentation:class="outline" presentation:user-transformed="true">
          <draw:text-box>
            <text:list text:style-name="L2">
              <text:list-item>
                <text:p>Overview of architecture and configuration</text:p>
              </text:list-item>
              <text:list-item>
                <text:p>How to run a JBoss cluster (sync, async, dist, repl)</text:p>
              </text:list-item>
              <text:list-item>
                <text:p>Show the impact of the different modes on performance</text:p>
              </text:list-item>
            </text:list>
          </draw:text-box>
        </draw:frame>
        <draw:frame presentation:style-name="pr2" draw:layer="layout" svg:width="25.199cm" svg:height="3.173cm" svg:x="1.27cm" svg:y="8.89cm" presentation:class="title" presentation:user-transformed="true">
          <draw:text-box>
            <text:p>Take-aways</text:p>
          </draw:text-box>
        </draw:frame>
        <draw:frame presentation:style-name="pr3" draw:layer="layout" svg:width="25.199cm" svg:height="5.405cm" svg:x="1.345cm" svg:y="12.04cm" presentation:class="outline" presentation:user-transformed="true">
          <draw:text-box>
            <text:list text:style-name="L2">
              <text:list-item>
                <text:p>Learn about performance of a simple clustered web app on EAP 6</text:p>
              </text:list-item>
              <text:list-item>
                <text:p>Tuning tips &amp; tricks, best practices</text:p>
              </text:list-item>
              <text:list-item>
                <text:p>Architecture and configuration of an EAP 6 cluster</text:p>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draw:style-name="gr1" draw:text-style-name="P7" draw:layer="layout" svg:width="22.855cm" svg:height="4.487cm" svg:x="3.18cm" svg:y="5.038cm">
          <draw:text-box>
            <text:p text:style-name="P1"><text:span text:style-name="T1">Architecture of an EAP 6 cluster</text:span></text:p>
            <text:p text:style-name="P2"><text:span text:style-name="T2"/></text:p>
          </draw:text-box>
        </draw:frame>
        <presentation:notes draw:style-name="dp2">
          <draw:page-thumbnail draw:style-name="gr3" draw:layer="layout" svg:width="13.968cm" svg:height="10.476cm" svg:x="3.81cm" svg:y="2.123cm" draw:page-number="3" presentation:class="page"/>
          <draw:frame presentation:style-name="pr5" draw:text-style-name="P8"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Architecture of an EAP cluster</text:p>
          </draw:text-box>
        </draw:frame>
        <draw:frame draw:name="Object 3" draw:style-name="gr4" draw:layer="layout" svg:width="25.227cm" svg:height="13.855cm" svg:x="-0.635cm" svg:y="2.019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draw:style-name="gr1" draw:text-style-name="P7" draw:layer="layout" svg:width="22.855cm" svg:height="8.449cm" svg:x="3.18cm" svg:y="5.038cm">
          <draw:text-box>
            <text:p text:style-name="P1"><text:span text:style-name="T4">Let's take a look at the 2 major clustering modes: replication and distribution</text:span></text:p>
            <text:p text:style-name="P2"><text:span text:style-name="T2"/></text:p>
          </draw:text-box>
        </draw:frame>
        <presentation:notes draw:style-name="dp2">
          <draw:page-thumbnail draw:style-name="gr3" draw:layer="layout" svg:width="13.968cm" svg:height="10.476cm" svg:x="3.81cm" svg:y="2.123cm" draw:page-number="5" presentation:class="page"/>
          <draw:frame presentation:style-name="pr6" draw:text-style-name="P8"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replication</text:span></text:p>
          </draw:text-box>
        </draw:frame>
        <draw:frame presentation:style-name="pr7" draw:layer="layout" svg:width="25.834cm" svg:height="13.435cm" svg:x="1.471cm" svg:y="3.597cm" presentation:class="outline" presentation:user-transformed="true">
          <draw:text-box>
            <text:list text:style-name="L2">
              <text:list-item>
                <text:p>All the data is stored on all cluster nodes</text:p>
              </text:list-item>
              <text:list-item>
                <text:p>Writes are sent to all nodes</text:p>
                <text:list>
                  <text:list-item>
                    <text:p>Every node updates its cache</text:p>
                  </text:list-item>
                </text:list>
              </text:list-item>
              <text:list-item>
                <text:p>Reads are always local</text:p>
              </text:list-item>
              <text:list-item>
                <text:p>New nodes acquire the initial state from the oldest node</text:p>
              </text:list-item>
              <text:list-item>
                <text:p>Clients can access any node for reading or writing</text:p>
              </text:list-item>
              <text:list-item>
                <text:p>Scalability is limited by cluster size and data size</text:p>
                <text:list>
                  <text:list-item>
                    <text:p>10 nodes with 100MB each: can only have 100MB of state</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5" draw:text-style-name="P10" draw:layer="layout" svg:x1="15.24cm" svg:y1="5.715cm" svg:x2="12.7cm" svg:y2="8.89cm">
          <text:p/>
        </draw:line>
        <draw:frame draw:style-name="gr4" draw:layer="layout" svg:width="24.033cm" svg:height="13.854cm" svg:x="2.733cm" svg:y="4.171cm">
          <draw:object xlink:href="./Object 4" xlink:type="simple" xlink:show="embed" xlink:actuate="onLoad"/>
          <draw:image xlink:href="./ObjectReplacements/Object 4" xlink:type="simple" xlink:show="embed" xlink:actuate="onLoad"/>
        </draw:frame>
        <draw:frame presentation:style-name="pr2" draw:layer="layout" svg:width="25.199cm" svg:height="3.173cm" svg:x="1.4cm" svg:y="0.637cm" presentation:class="title">
          <draw:text-box>
            <text:p>Replication mode: write</text:p>
          </draw:text-box>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5" draw:text-style-name="P10" draw:layer="layout" svg:x1="5.715cm" svg:y1="8.89cm" svg:x2="19.685cm" svg:y2="8.89cm">
          <text:p/>
        </draw:line>
        <draw:line draw:style-name="gr11" draw:text-style-name="P10" draw:layer="layout" svg:x1="5.715cm" svg:y1="8.89cm" svg:x2="5.715cm" svg:y2="10.795cm">
          <text:p/>
        </draw:line>
        <draw:line draw:style-name="gr11" draw:text-style-name="P10" draw:layer="layout" svg:x1="12.7cm" svg:y1="8.89cm" svg:x2="12.7cm" svg:y2="10.795cm">
          <text:p/>
        </draw:line>
        <draw:line draw:style-name="gr11" draw:text-style-name="P10" draw:layer="layout" svg:x1="19.685cm" svg:y1="8.89cm" svg:x2="19.685cm" svg:y2="10.795cm">
          <text:p/>
        </draw:line>
        <presentation:notes draw:style-name="dp2">
          <draw:page-thumbnail draw:style-name="gr3" draw:layer="layout" svg:width="13.968cm" svg:height="10.476cm" svg:x="3.81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Replication mode: read</text:p>
          </draw:text-box>
        </draw:frame>
        <draw:frame draw:style-name="gr4" draw:layer="layout" svg:width="24.033cm" svg:height="13.854cm" svg:x="2.733cm" svg:y="4.171cm">
          <draw:object xlink:href="./Object 5" xlink:type="simple" xlink:show="embed" xlink:actuate="onLoad"/>
          <draw:image xlink:href="./ObjectReplacements/Object 5" xlink:type="simple" xlink:show="embed" xlink:actuate="onLoad"/>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11" draw:text-style-name="P10" draw:layer="layout" svg:x1="15.24cm" svg:y1="5.715cm" svg:x2="19.685cm" svg:y2="10.795cm">
          <text:p/>
        </draw:line>
        <draw:line draw:style-name="gr11" draw:text-style-name="P10" draw:layer="layout" svg:x1="20.132cm" svg:y1="10.795cm" svg:x2="15.687cm" svg:y2="5.715cm">
          <text:p/>
        </draw:line>
        <presentation:notes draw:style-name="dp2">
          <draw:page-thumbnail draw:style-name="gr3" draw:layer="layout" svg:width="13.968cm" svg:height="10.476cm" svg:x="3.81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distribution</text:span></text:p>
          </draw:text-box>
        </draw:frame>
        <draw:frame presentation:style-name="pr7" draw:layer="layout" svg:width="25.199cm" svg:height="13.435cm" svg:x="1.471cm" svg:y="4.145cm" presentation:class="outline" presentation:user-transformed="true">
          <draw:text-box>
            <text:list text:style-name="L2">
              <text:list-item>
                <text:p>Data is only stored on N cluster nodes (say N=2)</text:p>
              </text:list-item>
              <text:list-item>
                <text:p>A consistent hash on a key “id” determines the 2 servers for “id”</text:p>
                <text:list>
                  <text:list-item>
                    <text:p>Example: cluster is {A,B,C,D,E,F}</text:p>
                  </text:list-item>
                  <text:list-item>
                    <text:p>Hash(“id”) = 8; 8 MOD 6 = 2</text:p>
                    <text:list>
                      <text:list-item>
                        <text:p>--&gt; Primary owner = B, backup owner = C</text:p>
                      </text:list-item>
                    </text:list>
                  </text:list-item>
                  <text:list-item>
                    <text:p>Crash of B, new view is {A,C,D,E,F}</text:p>
                    <text:list>
                      <text:list-item>
                        <text:p>--&gt; Primary owner = D, backup owner = E</text:p>
                      </text:list-item>
                      <text:list-item>
                        <text:p>--&gt; C needs to transfer “id” to D and E and remove it locally</text:p>
                      </text:list-item>
                    </text:list>
                  </text:list-item>
                </text:list>
              </text:list-item>
              <text:list-item>
                <text:p>Knowing the key, we always find the right server(s)</text:p>
              </text:list-item>
            </text:list>
          </draw:text-box>
        </draw:frame>
        <presentation:notes draw:style-name="dp2">
          <draw:page-thumbnail draw:style-name="gr3" draw:layer="layout" svg:width="13.968cm" svg:height="10.476cm" svg:x="3.81cm" svg:y="2.123cm" draw:page-number="9" presentation:class="page"/>
          <draw:frame presentation:style-name="pr4"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distribution</text:span></text:p>
          </draw:text-box>
        </draw:frame>
        <draw:frame presentation:style-name="pr7" draw:layer="layout" svg:width="25.199cm" svg:height="13.435cm" svg:x="1.471cm" svg:y="4.145cm" presentation:class="outline">
          <draw:text-box>
            <text:list text:style-name="L2">
              <text:list-item>
                <text:p>A write updates the N owners of a key</text:p>
              </text:list-item>
              <text:list-item>
                <text:p>A read asks the primary owner</text:p>
                <text:list>
                  <text:list-item>
                    <text:p>Possibly stores the result in its L1 cache</text:p>
                    <text:list>
                      <text:list-item>
                        <text:p>L1 caches require invalidation on updates</text:p>
                      </text:list-item>
                    </text:list>
                  </text:list-item>
                </text:list>
              </text:list-item>
              <text:list-item>
                <text:p>Distribution uses less space than replication</text:p>
              </text:list-item>
              <text:list-item>
                <text:p>If all owner nodes of a given key crash at the same time, the data is lost</text:p>
              </text:list-item>
              <text:list-item>
                <text:p>The cost of shipping the modifications is constant</text:p>
                <text:list>
                  <text:list-item>
                    <text:p>Good for large clusters</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distribution and session clustering</text:p>
          </draw:text-box>
        </draw:frame>
        <draw:frame presentation:style-name="pr7" draw:layer="layout" svg:width="25.199cm" svg:height="13.831cm" svg:x="1.471cm" svg:y="4.145cm" presentation:class="outline" presentation:user-transformed="true">
          <draw:text-box>
            <text:list text:style-name="L2">
              <text:list-item>
                <text:p>JBoss always stores a session on the current node</text:p>
                <text:list>
                  <text:list-item>
                    <text:p>Requires session stickiness, or else we have a lot of remote reads (enable L1 in this case) !</text:p>
                  </text:list-item>
                </text:list>
              </text:list-item>
              <text:list-item>
                <text:p>To do so, it grabs a key whose hash maps to the current node</text:p>
              </text:list-item>
              <text:list-item>
                <text:p>That key acts as the jessionId</text:p>
              </text:list-item>
              <text:list-item>
                <text:p>Advantages</text:p>
                <text:list>
                  <text:list-item>
                    <text:p>No remote reads</text:p>
                  </text:list-item>
                  <text:list-item>
                    <text:p>One of the writes is local</text:p>
                  </text:list-item>
                  <text:list-item>
                    <text:p>No need for an L1 cache (no invalidatio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write</text:p>
          </draw:text-box>
        </draw:frame>
        <draw:frame draw:style-name="gr4" draw:layer="layout" svg:width="24.062cm" svg:height="13.851cm" svg:x="2.733cm" svg:y="4.171cm">
          <draw:object xlink:href="./Object 6" xlink:type="simple" xlink:show="embed" xlink:actuate="onLoad"/>
          <draw:image xlink:href="./ObjectReplacements/Object 6"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6">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6">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line draw:style-name="gr12" draw:text-style-name="P10" draw:layer="layout" svg:x1="15.24cm" svg:y1="5.715cm" svg:x2="10.16cm" svg:y2="11.43cm">
          <text:p/>
        </draw:line>
        <draw:line draw:style-name="gr11" draw:text-style-name="P10" draw:layer="layout" svg:x1="12.7cm" svg:y1="8.89cm" svg:x2="15.24cm" svg:y2="11.43cm">
          <text:p/>
        </draw:line>
        <draw:custom-shape draw:style-name="gr10" draw:text-style-name="P12" draw:layer="layout" svg:width="8.89cm" svg:height="1.905cm" svg:x="10.468cm" svg:y="6.35cm">
          <text:p text:style-name="P10"><text:span text:style-name="T6">mod-cluster</text:span></text:p>
          <draw:enhanced-geometry svg:viewBox="0 0 21600 21600" draw:type="rectangle" draw:enhanced-path="M 0 0 L 21600 0 21600 21600 0 21600 0 0 Z N"/>
        </draw:custom-shape>
        <draw:frame draw:style-name="gr7" draw:text-style-name="P13" draw:layer="layout" svg:width="2.754cm" svg:height="0.878cm" svg:x="13.97cm" svg:y="2.932cm">
          <draw:text-box>
            <text:p><text:span text:style-name="T7">write(K2)</text:span></text:p>
          </draw:text-box>
        </draw:frame>
        <presentation:notes draw:style-name="dp2">
          <draw:page-thumbnail draw:style-name="gr3" draw:layer="layout" svg:width="13.968cm" svg:height="10.476cm" svg:x="3.81cm" svg:y="2.123cm" draw:page-number="12" presentation:class="page"/>
          <draw:frame presentation:style-name="pr4"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read</text:p>
          </draw:text-box>
        </draw:frame>
        <draw:frame draw:style-name="gr4" draw:layer="layout" svg:width="24.033cm" svg:height="13.854cm" svg:x="2.733cm" svg:y="4.171cm">
          <draw:object xlink:href="./Object 2" xlink:type="simple" xlink:show="embed" xlink:actuate="onLoad"/>
          <draw:image xlink:href="./ObjectReplacements/Object 2"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6">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6">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custom-shape draw:style-name="gr10" draw:text-style-name="P12" draw:layer="layout" svg:width="8.89cm" svg:height="1.905cm" svg:x="10.468cm" svg:y="6.35cm">
          <text:p text:style-name="P10"><text:span text:style-name="T6">mod-cluster</text:span></text:p>
          <draw:enhanced-geometry svg:viewBox="0 0 21600 21600" draw:type="rectangle" draw:enhanced-path="M 0 0 L 21600 0 21600 21600 0 21600 0 0 Z N"/>
        </draw:custom-shape>
        <draw:frame draw:style-name="gr7" draw:text-style-name="P13" draw:layer="layout" svg:width="2.691cm" svg:height="0.878cm" svg:x="13.97cm" svg:y="2.932cm">
          <draw:text-box>
            <text:p><text:span text:style-name="T7">read(K5)</text:span></text:p>
          </draw:text-box>
        </draw:frame>
        <draw:line draw:style-name="gr11" draw:text-style-name="P10" draw:layer="layout" svg:x1="15.24cm" svg:y1="5.715cm" svg:x2="10.16cm" svg:y2="13.97cm">
          <text:p/>
        </draw:line>
        <draw:line draw:style-name="gr11" draw:text-style-name="P10" draw:layer="layout" svg:x1="10.577cm" svg:y1="13.814cm" svg:x2="15.657cm" svg:y2="5.559cm">
          <text:p/>
        </draw:line>
        <presentation:notes draw:style-name="dp2">
          <draw:page-thumbnail draw:style-name="gr3" draw:layer="layout" svg:width="13.968cm" svg:height="10.476cm" svg:x="3.81cm" svg:y="2.123cm" draw:page-number="13" presentation:class="page"/>
          <draw:frame presentation:style-name="pr4"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Sync versus async</text:p>
          </draw:text-box>
        </draw:frame>
        <draw:frame presentation:style-name="pr7" draw:layer="layout" svg:width="25.199cm" svg:height="13.907cm" svg:x="1.446cm" svg:y="3.173cm" presentation:class="outline" presentation:user-transformed="true">
          <draw:text-box>
            <text:list text:style-name="L2">
              <text:list-item>
                <text:p>Sync blocks the caller (Session.setAttribute()) until the changes have been replicated</text:p>
                <text:list>
                  <text:list-item>
                    <text:p>Confirmation using acks</text:p>
                  </text:list-item>
                </text:list>
              </text:list-item>
              <text:list-item>
                <text:p>Async does replication in the background, the caller returns immediately</text:p>
              </text:list-item>
              <text:list-item>
                <text:p>Async is faster than sync</text:p>
                <text:list>
                  <text:list-item>
                    <text:p>Recommendation: use sticky sessions</text:p>
                  </text:list-item>
                  <text:list-item>
                    <text:p>Sync always involves network round trips</text:p>
                  </text:list-item>
                </text:list>
              </text:list-item>
              <text:list-item>
                <text:p>4 combinations:</text:p>
                <text:list>
                  <text:list-item>
                    <text:p>repl-sync, repl-async, dist-sync, dist-async</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Configuration of an EAP cluster</text:span></text:p>
            <text:p text:style-name="P2"><text:span text:style-name="T2"/></text:p>
          </draw:text-box>
        </draw:frame>
        <presentation:notes draw:style-name="dp2">
          <draw:page-thumbnail draw:style-name="gr3" draw:layer="layout" svg:width="13.968cm" svg:height="10.476cm" svg:x="3.81cm" svg:y="2.123cm" draw:page-number="15" presentation:class="page"/>
          <draw:frame presentation:style-name="pr8" draw:text-style-name="P8"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httpd / mod-cluster (httpd.conf)</text:p>
          </draw:text-box>
        </draw:frame>
        <draw:custom-shape draw:style-name="gr13" draw:text-style-name="P14" draw:layer="layout" svg:width="20.532cm" svg:height="14.307cm" svg:x="1.27cm" svg:y="3.175cm">
          <text:p text:style-name="P14"><text:span text:style-name="T8">MaxRequestsPerChild 0</text:span></text:p>
          <text:p text:style-name="P14"><text:span text:style-name="T8">ServerLimit 20</text:span></text:p>
          <text:p text:style-name="P14"><text:span text:style-name="T8">ThreadsPerChild 50</text:span></text:p>
          <text:p text:style-name="P14"><text:span text:style-name="T8">MaxClients 1000</text:span></text:p>
          <text:p text:style-name="P14"><text:span text:style-name="T8"/></text:p>
          <text:p text:style-name="P14"><text:span text:style-name="T8">&lt;IfModule manager_module&gt;</text:span></text:p>
          <text:p text:style-name="P14"><text:span text:style-name="T8"><text:s text:c="2"/></text:span><text:span text:style-name="T8">Listen 8000</text:span></text:p>
          <text:p text:style-name="P14"><text:span text:style-name="T8"><text:s text:c="2"/></text:span><text:span text:style-name="T8">&lt;VirtualHost *:8000&gt;</text:span></text:p>
          <text:p text:style-name="P14"><text:span text:style-name="T8"><text:s text:c="4"/></text:span><text:span text:style-name="T8">&lt;Location /&gt;</text:span></text:p>
          <text:p text:style-name="P14"><text:span text:style-name="T8"><text:s text:c="5"/></text:span><text:span text:style-name="T8">Order deny,allow</text:span></text:p>
          <text:p text:style-name="P14"><text:span text:style-name="T8"><text:s text:c="5"/></text:span><text:span text:style-name="T8">Allow from all</text:span></text:p>
          <text:p text:style-name="P14"><text:span text:style-name="T8"><text:s text:c="4"/></text:span><text:span text:style-name="T8">&lt;/Location&gt;</text:span></text:p>
          <text:p text:style-name="P14"><text:span text:style-name="T8"><text:s text:c="4"/></text:span><text:span text:style-name="T8">EnableMCPMReceive</text:span></text:p>
          <text:p text:style-name="P14"><text:span text:style-name="T8"><text:s text:c="4"/></text:span><text:span text:style-name="T8">&lt;Location /mod_cluster_manager&gt;</text:span></text:p>
          <text:p text:style-name="P14"><text:span text:style-name="T8"><text:s text:c="7"/></text:span><text:span text:style-name="T8">SetHandler mod_cluster-manager</text:span></text:p>
          <text:p text:style-name="P14"><text:span text:style-name="T8"><text:s text:c="7"/></text:span><text:span text:style-name="T8">Order deny,allow</text:span></text:p>
          <text:p text:style-name="P14"><text:span text:style-name="T8"><text:s text:c="7"/></text:span><text:span text:style-name="T8">Allow from all</text:span></text:p>
          <text:p text:style-name="P14"><text:span text:style-name="T8"><text:s text:c="4"/></text:span><text:span text:style-name="T8">&lt;/Location&gt;</text:span></text:p>
          <text:p text:style-name="P14"><text:span text:style-name="T8"><text:s text:c="2"/></text:span><text:span text:style-name="T8">&lt;/VirtualHost&gt;</text:span></text:p>
          <text:p text:style-name="P14"><text:span text:style-name="T8">&lt;/IfModule&gt;</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9" draw:layer="layout" svg:width="25.199cm" svg:height="1.102cm" svg:x="1.27cm" svg:y="3.81cm" presentation:class="outline" presentation:user-transformed="true">
          <draw:text-box>
            <text:list text:style-name="L2">
              <text:list-item>
                <text:p>Address of httpd / mod-cluster:</text:p>
              </text:list-item>
            </text:list>
          </draw:text-box>
        </draw:frame>
        <draw:custom-shape draw:style-name="gr14" draw:text-style-name="P14" draw:layer="layout" svg:width="22.86cm" svg:height="2.54cm" svg:x="1.27cm" svg:y="5.08cm">
          <text:p text:style-name="P14"><text:span text:style-name="T8">&lt;subsystem xmlns="urn:jboss:domain:modcluster:1.1"&gt;</text:span></text:p>
          <text:p text:style-name="P14"><text:span text:style-name="T8"><text:s text:c="7"/></text:span><text:span text:style-name="T8">&lt;mod-cluster-config proxy-list="</text:span><text:span text:style-name="T9">cluster09:8000</text:span><text:span text:style-name="T8">" advertise="false"/&gt;</text:span></text:p>
          <text:p text:style-name="P14"><text:span text:style-name="T8">&lt;/subsystem&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9" draw:layer="layout" svg:width="25.199cm" svg:height="1.102cm" svg:x="1.471cm" svg:y="8.423cm" presentation:class="outline" presentation:user-transformed="true">
          <draw:text-box>
            <text:list text:style-name="L2">
              <text:list-item>
                <text:p>Cache configuration:</text:p>
              </text:list-item>
            </text:list>
          </draw:text-box>
        </draw:frame>
        <draw:custom-shape draw:style-name="gr15" draw:text-style-name="P14" draw:layer="layout" svg:width="23.514cm" svg:height="6.91cm" svg:x="1.295cm" svg:y="9.6cm">
          <text:p text:style-name="P14"><text:span text:style-name="T8">&lt;subsystem xmlns="urn:jboss:domain:infinispan:1.2"&gt;</text:span></text:p>
          <text:p text:style-name="P14"><text:span text:style-name="T8"><text:s text:c="4"/></text:span><text:span text:style-name="T8">&lt;cache-container name="</text:span><text:span text:style-name="T9">web</text:span><text:span text:style-name="T8">" default-cache="</text:span><text:span text:style-name="T9">repl-sync</text:span><text:span text:style-name="T8">"&gt;</text:span></text:p>
          <text:p text:style-name="P14"><text:span text:style-name="T8"><text:s text:c="8"/></text:span><text:span text:style-name="T8">&lt;transport stack="</text:span><text:span text:style-name="T9">udp</text:span><text:span text:style-name="T8">"/&gt;</text:span></text:p>
          <text:p text:style-name="P14"><text:span text:style-name="T8"><text:s text:c="8"/></text:span><text:span text:style-name="T8">&lt;replicated-cache name="</text:span><text:span text:style-name="T9">repl-async</text:span><text:span text:style-name="T8">" mode="ASYNC"/&gt;</text:span></text:p>
          <text:p text:style-name="P14"><text:span text:style-name="T8"><text:s text:c="8"/></text:span><text:span text:style-name="T8">&lt;replicated-cache name="</text:span><text:span text:style-name="T9">repl-sync</text:span><text:span text:style-name="T8">" mode="SYNC"/&gt;</text:span></text:p>
          <text:p text:style-name="P14"><text:span text:style-name="T8"><text:s text:c="8"/></text:span><text:span text:style-name="T8">&lt;distributed-cache name="</text:span><text:span text:style-name="T9">dist-async</text:span><text:span text:style-name="T8">" owners="2" mode="ASYNC"/&gt;</text:span></text:p>
          <text:p text:style-name="P14"><text:span text:style-name="T8"><text:s text:c="8"/></text:span><text:span text:style-name="T8">&lt;distributed-cache name="</text:span><text:span text:style-name="T9">dist-sync</text:span><text:span text:style-name="T8">" owners="2" mode="SYNC"/&gt;</text:span></text:p>
          <text:p text:style-name="P14"><text:span text:style-name="T8"><text:s text:c="4"/></text:span><text:span text:style-name="T8">&lt;/cache-container&gt;</text:span></text:p>
          <text:p text:style-name="P14"><text:span text:style-name="T8">&lt;/subsystem&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9" draw:layer="layout" svg:width="25.199cm" svg:height="1.102cm" svg:x="1.27cm" svg:y="3.81cm" presentation:class="outline" presentation:user-transformed="true">
          <draw:text-box>
            <text:list text:style-name="L2">
              <text:list-item>
                <text:p>Transport:</text:p>
              </text:list-item>
            </text:list>
          </draw:text-box>
        </draw:frame>
        <draw:custom-shape draw:style-name="gr16" draw:text-style-name="P14" draw:layer="layout" svg:width="24.765cm" svg:height="12.7cm" svg:x="1.261cm" svg:y="5.08cm">
          <text:p text:style-name="P14"><text:span text:style-name="T8">&lt;subsystem xmlns="urn:jboss:domain:jgroups:1.1" default-stack="udp"&gt;</text:span></text:p>
          <text:p text:style-name="P14"><text:span text:style-name="T8"><text:s text:c="4"/></text:span><text:span text:style-name="T8">&lt;stack name="</text:span><text:span text:style-name="T9">udp</text:span><text:span text:style-name="T8">"&gt;</text:span></text:p>
          <text:p text:style-name="P14"><text:span text:style-name="T8"><text:s text:c="8"/></text:span><text:span text:style-name="T8">&lt;transport type="UDP" socket-binding="jgroups-udp"/&gt;</text:span></text:p>
          <text:p text:style-name="P14"><text:span text:style-name="T8"><text:s text:c="8"/></text:span><text:span text:style-name="T8">&lt;protocol type="PING"/&gt;</text:span></text:p>
          <text:p text:style-name="P14"><text:span text:style-name="T8"><text:s text:c="8"/></text:span><text:span text:style-name="T8">&lt;protocol type="FD_SOCK" socket-binding="jgroups-udp-fd"/&gt;</text:span></text:p>
          <text:p text:style-name="P14"><text:span text:style-name="T8"><text:s text:c="8"/></text:span><text:span text:style-name="T8">&lt;protocol type="pbcast.NAKACK"/&gt;</text:span></text:p>
          <text:p text:style-name="P14"><text:span text:style-name="T8"><text:s text:c="8"/></text:span><text:span text:style-name="T8">&lt;protocol type="UNICAST2"/&gt;</text:span></text:p>
          <text:p text:style-name="P14"><text:span text:style-name="T8"><text:s text:c="8"/></text:span><text:span text:style-name="T8">&lt;protocol type="pbcast.STABLE"/&gt;</text:span></text:p>
          <text:p text:style-name="P14"><text:span text:style-name="T8"><text:s text:c="8"/></text:span><text:span text:style-name="T8">&lt;protocol type="pbcast.GMS"/&gt;</text:span></text:p>
          <text:p text:style-name="P14"><text:span text:style-name="T8"><text:s text:c="8"/></text:span><text:span text:style-name="T8">&lt;protocol type="FRAG2"/&gt;</text:span></text:p>
          <text:p text:style-name="P14"><text:span text:style-name="T8"><text:s text:c="4"/></text:span><text:span text:style-name="T8">&lt;/stack&gt;</text:span></text:p>
          <text:p text:style-name="P14"><text:span text:style-name="T8"><text:s text:c="4"/></text:span><text:span text:style-name="T8">&lt;stack name="</text:span><text:span text:style-name="T9">tcp</text:span><text:span text:style-name="T8">"&gt;</text:span></text:p>
          <text:p text:style-name="P14"><text:span text:style-name="T8"><text:s text:c="8"/></text:span><text:span text:style-name="T8">&lt;transport type="TCP" socket-binding="jgroups-tcp"/&gt;</text:span></text:p>
          <text:p text:style-name="P14"><text:span text:style-name="T8"><text:s text:c="8"/></text:span><text:span text:style-name="T8">&lt;protocol type="MPING" socket-binding="jgroups-mping"/&gt;</text:span></text:p>
          <text:p text:style-name="P14"><text:span text:style-name="T8"><text:s text:c="8"/></text:span><text:span text:style-name="T8">...</text:span></text:p>
          <text:p text:style-name="P14"><text:span text:style-name="T8"><text:s text:c="4"/></text:span><text:span text:style-name="T8">&lt;/stack&gt;</text:span></text:p>
          <text:p text:style-name="P14"><text:span text:style-name="T8">&lt;/subsystem&gt;</text:span></text:p>
          <text:p text:style-name="P14"><text:span text:style-name="T8"/></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ebapp configuration (web.war)</text:p>
          </draw:text-box>
        </draw:frame>
        <draw:frame presentation:style-name="pr9" draw:layer="layout" svg:width="25.199cm" svg:height="1.102cm" svg:x="1.27cm" svg:y="3.81cm" presentation:class="outline" presentation:user-transformed="true">
          <draw:text-box>
            <text:list text:style-name="L2">
              <text:list-item>
                <text:p>WEB-INF/web.xml:</text:p>
              </text:list-item>
            </text:list>
          </draw:text-box>
        </draw:frame>
        <draw:custom-shape draw:style-name="gr17" draw:text-style-name="P14" draw:layer="layout" svg:width="22.86cm" svg:height="2.54cm" svg:x="1.27cm" svg:y="5.08cm">
          <text:p text:style-name="P14"><text:span text:style-name="T8">...</text:span></text:p>
          <text:p text:style-name="P14"><text:span text:style-name="T8">&lt;distributable/&gt;</text:span></text:p>
          <text:p text:style-name="P14"><text:span text:style-name="T8">...</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9" draw:layer="layout" svg:width="25.199cm" svg:height="1.102cm" svg:x="1.471cm" svg:y="8.423cm" presentation:class="outline" presentation:user-transformed="true">
          <draw:text-box>
            <text:list text:style-name="L2">
              <text:list-item>
                <text:p>WEB-INF/jboss-web.xml</text:p>
              </text:list-item>
            </text:list>
          </draw:text-box>
        </draw:frame>
        <draw:custom-shape draw:style-name="gr18" draw:text-style-name="P14" draw:layer="layout" svg:width="23.514cm" svg:height="3.735cm" svg:x="1.295cm" svg:y="9.6cm">
          <text:p text:style-name="P14"><text:span text:style-name="T8">&lt;replication-config&gt;</text:span></text:p>
          <text:p text:style-name="P14"><text:span text:style-name="T8"><text:s text:c="5"/></text:span><text:span text:style-name="T8">&lt;cache-name&gt;</text:span><text:span text:style-name="T9">web.repl-async</text:span><text:span text:style-name="T8">&lt;/cache-name&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Performance numbers</text:span></text:p>
            <text:p text:style-name="P2"><text:span text:style-name="T2"/></text:p>
          </draw:text-box>
        </draw:frame>
        <presentation:notes draw:style-name="dp2">
          <draw:page-thumbnail draw:style-name="gr3" draw:layer="layout" svg:width="13.968cm" svg:height="10.476cm" svg:x="3.81cm" svg:y="2.123cm" draw:page-number="20" presentation:class="page"/>
          <draw:frame presentation:style-name="pr10" draw:text-style-name="P8"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environment</text:p>
          </draw:text-box>
        </draw:frame>
        <draw:frame presentation:style-name="pr7" draw:layer="layout" svg:width="25.199cm" svg:height="13.435cm" svg:x="1.471cm" svg:y="4.145cm" presentation:class="outline">
          <draw:text-box>
            <text:list text:style-name="L2">
              <text:list-item>
                <text:p>HP DL360 G7 dual socket, 4 core E5640 Nehalem, 2.66 GHz, 32GB RAM</text:p>
              </text:list-item>
              <text:list-item>
                <text:p>1GB network</text:p>
              </text:list-item>
              <text:list-item>
                <text:p>JVM: 1.6.0_31</text:p>
                <text:list>
                  <text:list-item>
                    <text:p>Options: -Xms256m -Xmx1g -server</text:p>
                  </text:list-item>
                </text:list>
              </text:list-item>
              <text:list-item>
                <text:p>8 physical boxes for EAP instances</text:p>
                <text:list>
                  <text:list-item>
                    <text:p>When benching 12 and 16 instances, we run 2 EAP instances on some (12) or all (16) boxes</text:p>
                    <text:list>
                      <text:list-item>
                        <text:p>Competing for CPU / memory / network access</text:p>
                      </text:list-item>
                    </text:list>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Perf test setup</text:p>
          </draw:text-box>
        </draw:frame>
        <draw:frame draw:style-name="gr4" draw:layer="layout" svg:width="23.902cm" svg:height="13.319cm" svg:x="2.256cm" svg:y="4.032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3.968cm" svg:height="10.476cm" svg:x="3.81cm" svg:y="2.123cm" draw:page-number="22" presentation:class="page"/>
          <draw:frame presentation:style-name="pr4"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driver</text:p>
          </draw:text-box>
        </draw:frame>
        <draw:frame presentation:style-name="pr3" draw:layer="layout" svg:width="25.199cm" svg:height="5.905cm" svg:x="1.471cm" svg:y="4.145cm" presentation:class="outline" presentation:user-transformed="true">
          <draw:text-box>
            <text:list text:style-name="L2">
              <text:list-item>
                <text:p>Each 'client' is a thread in the (same) test driver</text:p>
              </text:list-item>
              <text:list-item>
                <text:p>400 clients execute 100'000 HTTP requests</text:p>
              </text:list-item>
              <text:list-item>
                <text:p>90% of the requests are reads, 10% are writes</text:p>
              </text:list-item>
              <text:list-item>
                <text:p>Each client does the following (num-reqs=100000):</text:p>
              </text:list-item>
            </text:list>
          </draw:text-box>
        </draw:frame>
        <draw:custom-shape draw:style-name="gr19" draw:text-style-name="P14" draw:layer="layout" svg:width="23.514cm" svg:height="5.023cm" svg:x="2.521cm" svg:y="10.217cm">
          <text:p text:style-name="P14"><text:span text:style-name="T8">- Create a session</text:span></text:p>
          <text:p text:style-name="P14"><text:span text:style-name="T8">- while num-reqs &gt; 0:</text:span></text:p>
          <text:p text:style-name="P14"><text:span text:style-name="T8"><text:s text:c="6"/></text:span><text:span text:style-name="T8">- with a 90% chance: read a random attribute (1-10), or,</text:span></text:p>
          <text:p text:style-name="P14"><text:span text:style-name="T8"><text:s text:c="6"/></text:span><text:span text:style-name="T8">- with a 10% chance: write a random attribute</text:span></text:p>
          <text:p text:style-name="P14"><text:span text:style-name="T8"><text:s text:c="6"/></text:span><text:span text:style-name="T8">- decrement num-reqs</text:span></text:p>
          <text:p text:style-name="P14"><text:span text:style-name="T8">- Destroy the session</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3" presentation:class="page"/>
          <draw:frame presentation:style-name="pr4"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Base line</text:p>
          </draw:text-box>
        </draw:frame>
        <draw:frame draw:style-name="gr4" draw:layer="layout" svg:width="25.4cm" svg:height="13.335cm" svg:x="1.27cm" svg:y="3.175cm">
          <draw:object xlink:href="./Object 7" xlink:type="simple" xlink:show="embed" xlink:actuate="onLoad"/>
          <draw:image xlink:href="./ObjectReplacements/Object 7" xlink:type="simple" xlink:show="embed" xlink:actuate="onLoad"/>
        </draw:frame>
        <presentation:notes draw:style-name="dp2">
          <draw:page-thumbnail draw:style-name="gr3" draw:layer="layout" svg:width="13.968cm" svg:height="10.476cm" svg:x="3.81cm" svg:y="2.123cm" draw:page-number="24" presentation:class="page"/>
          <draw:frame presentation:style-name="pr4"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Clustering adds some overhead, so we won't get higher than these numbers</text:p>
              </text:list-item>
              <text:list-item>
                <text:p>Ca. 30'000 requests / sec is what apache httpd can handle for a single test driver (400 threads)</text:p>
              </text:list-item>
              <text:list-item>
                <text:p>We could run multiple httpds and multiple test drivers to increase total throughput, but that's not what we want to measure... we want to measure the difference between local and clustered sessions</text:p>
              </text:list-item>
            </text:list>
          </draw:text-box>
        </draw:frame>
        <presentation:notes draw:style-name="dp2">
          <draw:page-thumbnail draw:style-name="gr3"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UDP</text:p>
          </draw:text-box>
        </draw:frame>
        <draw:frame draw:style-name="gr4" draw:layer="layout" svg:width="24.877cm" svg:height="12.227cm" svg:x="1.567cm" svg:y="4.378cm">
          <draw:object xlink:href="./Object 8" xlink:type="simple" xlink:show="embed" xlink:actuate="onLoad"/>
          <draw:image xlink:href="./ObjectReplacements/Object 8" xlink:type="simple" xlink:show="embed" xlink:actuate="onLoad"/>
        </draw:frame>
        <presentation:notes draw:style-name="dp2">
          <draw:page-thumbnail draw:style-name="gr3"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CP versus UDP</text:p>
          </draw:text-box>
        </draw:frame>
        <draw:frame draw:style-name="gr4" draw:layer="layout" svg:width="25.1cm" svg:height="13.84cm" svg:x="1.456cm" svg:y="3.572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7" draw:layer="layout" svg:width="25.199cm" svg:height="14.028cm" svg:x="1.471cm" svg:y="3.175cm" presentation:class="outline" presentation:user-transformed="true">
          <draw:text-box>
            <text:list text:style-name="L2">
              <text:list-item>
                <text:p>With increasing cluster size, DIST outperforms REPL</text:p>
                <text:list>
                  <text:list-item>
                    <text:p>On a modification, DIST changes the local cache and then sends a modification message to the backup owner</text:p>
                  </text:list-item>
                  <text:list-item>
                    <text:p>REPL has to send the modification to <text:span text:style-name="T5">all</text:span> cluster nodes</text:p>
                  </text:list-item>
                  <text:list-item>
                    <text:p>For 10K messages, we can get a theoretical max of roughly 12'500 reqs/sec (at the receivers)</text:p>
                  </text:list-item>
                </text:list>
              </text:list-item>
              <text:list-item>
                <text:p>DIST_SYNC is not much slower than DIST-ASYNC</text:p>
                <text:list>
                  <text:list-item>
                    <text:p>The network latency is low; it is apparently not the limiting factor</text:p>
                  </text:list-item>
                  <text:list-item>
                    <text:p>The limiting factor is client-httpd interaction and (replication) bandwidth</text:p>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With mode=REPL, TCP is faster than UDP initially, but perf degrades with increasing cluster size</text:p>
                <text:list>
                  <text:list-item>
                    <text:p>In a 16 node cluster, a 'multicast' involves sending the same message to 15 nodes</text:p>
                  </text:list-item>
                  <text:list-item>
                    <text:p>TCP gets slower than UDP at 8-12 nodes</text:p>
                  </text:list-item>
                </text:list>
              </text:list-item>
              <text:list-item>
                <text:p>With DIST, at 8+ nodes, TCP and UDP perform the same</text:p>
              </text:list-item>
            </text:list>
          </draw:text-box>
        </draw:frame>
        <presentation:notes draw:style-name="dp2">
          <draw:page-thumbnail draw:style-name="gr3"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layer="layout" svg:width="26.67cm" svg:height="3.173cm" svg:x="1.27cm" svg:y="0.637cm" presentation:class="title" presentation:user-transformed="true">
          <draw:text-box>
            <text:p>Changing the replication granularity (jboss-web.xml)</text:p>
          </draw:text-box>
        </draw:frame>
        <draw:custom-shape draw:style-name="gr20" draw:text-style-name="P14" draw:layer="layout" svg:width="23.514cm" svg:height="4.37cm" svg:x="1.27cm" svg:y="3.885cm">
          <text:p text:style-name="P14"><text:span text:style-name="T8">&lt;replication-config&gt;</text:span></text:p>
          <text:p text:style-name="P14"><text:span text:style-name="T8"><text:s text:c="5"/></text:span><text:span text:style-name="T8">&lt;cache-name&gt;web.repl-async&lt;/cache-name&gt;</text:span></text:p>
          <text:p text:style-name="P14"><text:span text:style-name="T8"><text:s text:c="5"/></text:span><text:span text:style-name="T8">&lt;replication-granularity&gt;</text:span><text:span text:style-name="T9">ATTRIBUTE</text:span><text:span text:style-name="T8">&lt;/replication-granularity&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1" draw:layer="layout" svg:width="25.199cm" svg:height="7.284cm" svg:x="1.472cm" svg:y="8.681cm" presentation:class="outline" presentation:user-transformed="true">
          <draw:text-box>
            <text:p/>
          </draw:text-box>
        </draw:frame>
        <draw:frame presentation:style-name="pr3" draw:layer="layout" svg:width="25.199cm" svg:height="7.078cm" svg:x="1.471cm" svg:y="8.89cm" presentation:class="outline" presentation:user-transformed="true">
          <draw:text-box>
            <text:list text:style-name="L2">
              <text:list-item>
                <text:p>SESSION is the default</text:p>
                <text:list>
                  <text:list-item>
                    <text:p>A modification serializes the entire session</text:p>
                  </text:list-item>
                  <text:list-item>
                    <text:p>10 attrs of 1K each --&gt; 10K</text:p>
                  </text:list-item>
                </text:list>
              </text:list-item>
              <text:list-item>
                <text:p>ATTRIBUTE only serializes the modified attribute</text:p>
                <text:list>
                  <text:list-item>
                    <text:p>Serialized state --&gt; 1K</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4"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ffect of changing the replication granularity</text:p>
          </draw:text-box>
        </draw:frame>
        <draw:frame draw:style-name="gr4" draw:layer="layout" svg:width="25.026cm" svg:height="14.565cm" svg:x="1.493cm" svg:y="3.209cm">
          <draw:object xlink:href="./Object 10" xlink:type="simple" xlink:show="embed" xlink:actuate="onLoad"/>
          <draw:image xlink:href="./ObjectReplacements/Object 10" xlink:type="simple" xlink:show="embed" xlink:actuate="onLoad"/>
        </draw:frame>
        <presentation:notes draw:style-name="dp2">
          <draw:page-thumbnail draw:style-name="gr3"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REPL-ASYNC gets much faster, as it only has to replicate 1K instead of 10K</text:p>
              </text:list-item>
              <text:list-item>
                <text:p>REPL-SYNC is still bound by the latency; it needs to receive acks from <text:span text:style-name="T10">all</text:span> cluster nodes</text:p>
              </text:list-item>
            </text:list>
          </draw:text-box>
        </draw:frame>
        <presentation:notes draw:style-name="dp2">
          <draw:page-thumbnail draw:style-name="gr3"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hanging the replication trigger</text:p>
          </draw:text-box>
        </draw:frame>
        <draw:custom-shape draw:style-name="gr21" draw:text-style-name="P14" draw:layer="layout" svg:width="23.514cm" svg:height="4.37cm" svg:x="1.251cm" svg:y="3.25cm">
          <text:p text:style-name="P14"><text:span text:style-name="T8">&lt;replication-config&gt;</text:span></text:p>
          <text:p text:style-name="P14"><text:span text:style-name="T8"><text:s text:c="5"/></text:span><text:span text:style-name="T8">&lt;cache-name&gt;web.repl-async&lt;/cache-name&gt;</text:span></text:p>
          <text:p text:style-name="P14"><text:span text:style-name="T8"><text:s text:c="5"/></text:span><text:span text:style-name="T8">&lt;replication-granularity&gt;ATTRIBUTE&lt;/replication-granularity&gt;</text:span></text:p>
          <text:p text:style-name="P14"><text:span text:style-name="T8"><text:s text:c="5"/></text:span><text:span text:style-name="T8">&lt;replication-trigger&gt;</text:span><text:span text:style-name="T9">SET</text:span><text:span text:style-name="T8">&lt;/replication-trigger&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2" draw:layer="layout" svg:width="25.199cm" svg:height="9.525cm" svg:x="1.471cm" svg:y="8.255cm" presentation:class="outline" presentation:user-transformed="true">
          <draw:text-box>
            <text:list text:style-name="L2">
              <text:list-item>
                <text:p>SET_AND_NON_PRIMITIVE_GET is default</text:p>
                <text:list>
                  <text:list-item>
                    <text:p>Since a byte[] buffer is non-primitive, even a read (getAttribute()) marks a session as dirty (triggering replication)</text:p>
                  </text:list-item>
                </text:list>
              </text:list-item>
              <text:list-item>
                <text:p>SET only marks a session as dirty on a write (setAttribute())</text:p>
              </text:list-item>
              <text:list-item>
                <text:p>Now the 90% reads won't trigger replication !</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ffect of changing the replication trigger</text:p>
          </draw:text-box>
        </draw:frame>
        <draw:frame draw:style-name="gr4" draw:layer="layout" svg:width="25.223cm" svg:height="15.011cm" svg:x="1.394cm" svg:y="2.986cm">
          <draw:object xlink:href="./Object 11" xlink:type="simple" xlink:show="embed" xlink:actuate="onLoad"/>
          <draw:image xlink:href="./ObjectReplacements/Object 11" xlink:type="simple" xlink:show="embed" xlink:actuate="onLoad"/>
        </draw:frame>
        <presentation:notes draw:style-name="dp2">
          <draw:page-thumbnail draw:style-name="gr3"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Comments</text:p>
          </draw:text-box>
        </draw:frame>
        <draw:frame presentation:style-name="pr7" draw:layer="layout" svg:width="25.199cm" svg:height="13.435cm" svg:x="1.27cm" svg:y="3.81cm" presentation:class="outline" presentation:user-transformed="true">
          <draw:text-box>
            <text:list text:style-name="L2">
              <text:list-item>
                <text:p>Now we're only triggering replication in 10% of all requests (writes, size=1K)</text:p>
                <text:list>
                  <text:list-item>
                    <text:p>This doesn't stress the clustering subsystem enough</text:p>
                  </text:list-item>
                </text:list>
              </text:list-item>
              <text:list-item>
                <text:p>All reads are local</text:p>
                <text:list>
                  <text:list-item>
                    <text:p>DIST pins the sessionId to the local node</text:p>
                  </text:list-item>
                  <text:list-item>
                    <text:p>REPL has all of the data, so the read is local as well</text:p>
                  </text:list-item>
                </text:list>
              </text:list-item>
              <text:list-item>
                <text:p>Comparison to 2008 (EAP 4.x)</text:p>
                <text:list>
                  <text:list-item>
                    <text:p>Almost comparing apples and oranges</text:p>
                  </text:list-item>
                  <text:list-item>
                    <text:p>Different hw/sw (same test though)</text:p>
                  </text:list-item>
                </text:list>
              </text:list-item>
            </text:list>
          </draw:text-box>
        </draw:frame>
        <presentation:notes draw:style-name="dp2">
          <draw:page-thumbnail draw:style-name="gr3"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More tuning tips</text:span></text:p>
            <text:p text:style-name="P2"><text:span text:style-name="T2"/></text:p>
          </draw:text-box>
        </draw:frame>
        <presentation:notes draw:style-name="dp2">
          <draw:page-thumbnail draw:style-name="gr3" draw:layer="layout" svg:width="13.968cm" svg:height="10.476cm" svg:x="3.81cm" svg:y="2.123cm" draw:page-number="36" presentation:class="page"/>
          <draw:frame presentation:style-name="pr13" draw:text-style-name="P8" draw:layer="layout" svg:width="17.271cm" svg:height="12.573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4" draw:layer="layout" svg:width="25.199cm" svg:height="3.173cm" svg:x="1.4cm" svg:y="0.637cm" presentation:class="title">
          <draw:text-box>
            <text:p>Infinispan</text:p>
          </draw:text-box>
        </draw:frame>
        <draw:frame presentation:style-name="pr7" draw:layer="layout" svg:width="25.834cm" svg:height="13.879cm" svg:x="1.471cm" svg:y="3.175cm" presentation:class="outline" presentation:user-transformed="true">
          <draw:text-box>
            <text:list text:style-name="L2">
              <text:list-item>
                <text:p>Use of repl queue for async replication seems to be counter-productive !</text:p>
                <text:list>
                  <text:list-item>
                    <text:p>With: 18'000, without: 30'000 reqs/s (repl-async, 2 nodes)</text:p>
                  </text:list-item>
                  <text:list-item>
                    <text:p>Generates bursts rather than steady stream</text:p>
                  </text:list-item>
                  <text:list-item>
                    <text:p>Memory increase if generation rate &gt; send rate</text:p>
                  </text:list-item>
                  <text:list-item>
                    <text:p>JGroups already performs batching</text:p>
                  </text:list-item>
                </text:list>
              </text:list-item>
              <text:list-item>
                <text:p>Turn L1 cache off for sessions</text:p>
                <text:list>
                  <text:list-item>
                    <text:p>The session is always in the local cache</text:p>
                  </text:list-item>
                  <text:list-item>
                    <text:p>Generates invalidation traffic</text:p>
                  </text:list-item>
                  <text:list-item>
                    <text:p>Memory overhead</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Network</text:p>
          </draw:text-box>
        </draw:frame>
        <draw:frame presentation:style-name="pr7" draw:layer="layout" svg:width="25.199cm" svg:height="13.435cm" svg:x="1.471cm" svg:y="4.145cm" presentation:class="outline">
          <draw:text-box>
            <text:list text:style-name="L2">
              <text:list-item>
                <text:p>Enabling 802.3 flow control can make a big difference with mode=REPL (in high traffic scenarios)</text:p>
                <text:list>
                  <text:list-item>
                    <text:p><text:a xlink:href="https://community.jboss.org/wiki/PerfTuning">https://community.jboss.org/wiki/PerfTuning</text:a></text:p>
                  </text:list-item>
                </text:list>
              </text:list-item>
              <text:list-item>
                <text:p>Going from 1GB to 10GB makes a big diff as well</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httpd</text:p>
          </draw:text-box>
        </draw:frame>
        <draw:frame presentation:style-name="pr7" draw:layer="layout" svg:width="25.199cm" svg:height="13.435cm" svg:x="1.471cm" svg:y="3.71cm" presentation:class="outline" presentation:user-transformed="true">
          <draw:text-box>
            <text:list text:style-name="L2">
              <text:list-header>
                <text:p/>
              </text:list-header>
              <text:list-item>
                <text:p>Do <text:span text:style-name="T10">not</text:span> use Maxsessionid in httpd.conf !</text:p>
              </text:list-item>
              <text:list-item>
                <text:p>Install httpd in a local file system</text:p>
                <text:list>
                  <text:list-item>
                    <text:p>NFS kills performance</text:p>
                    <text:list>
                      <text:list-item>
                        <text:p>Example: moving from NFS to /tmp increased local webapp access from 17'000 to 31'000 requests / sec</text:p>
                      </text:list-item>
                    </text:list>
                  </text:list-item>
                </text:list>
              </text:list-item>
              <text:list-item>
                <text:p>Decrease logging verbosity</text:p>
                <text:list>
                  <text:list-item>
                    <text:p>Remove or curtail access_log (can become big)<text:tab/></text:p>
                  </text:list-item>
                  <text:list-item>
                    <text:p>Log rotation is your friend</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Conclusion</text:span></text:p>
            <text:p text:style-name="P2"><text:span text:style-name="T2"/></text:p>
          </draw:text-box>
        </draw:frame>
        <presentation:notes draw:style-name="dp2">
          <draw:page-thumbnail draw:style-name="gr3" draw:layer="layout" svg:width="13.968cm" svg:height="10.476cm" svg:x="3.81cm" svg:y="2.123cm" draw:page-number="40" presentation:class="page"/>
          <draw:frame presentation:style-name="pr15" draw:text-style-name="P8" draw:layer="layout" svg:width="17.271cm" svg:height="12.573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or replication ?</text:p>
          </draw:text-box>
        </draw:frame>
        <draw:frame presentation:style-name="pr7" draw:layer="layout" svg:width="25.199cm" svg:height="14.631cm" svg:x="1.471cm" svg:y="3.372cm" presentation:class="outline" presentation:user-transformed="true">
          <draw:text-box>
            <text:list text:style-name="L2">
              <text:list-item>
                <text:p>ATTRIBUTE and SET are best in most cases</text:p>
              </text:list-item>
              <text:list-item>
                <text:p>Use replication when</text:p>
                <text:list>
                  <text:list-item>
                    <text:p>Cluster size is small and data is small</text:p>
                  </text:list-item>
                  <text:list-item>
                    <text:p>Data * cluster_size &lt; allocated heap</text:p>
                  </text:list-item>
                  <text:list-item>
                    <text:p>Reads are fast, no rebalancing</text:p>
                  </text:list-item>
                </text:list>
              </text:list-item>
              <text:list-item>
                <text:p>Use distribution when</text:p>
                <text:list>
                  <text:list-item>
                    <text:p>The data is big or the cluster is large</text:p>
                  </text:list-item>
                  <text:list-item>
                    <text:p>Access cost is constant</text:p>
                  </text:list-item>
                </text:list>
              </text:list-item>
              <text:list-item>
                <text:p>Async when we have (session) stickiness</text:p>
              </text:list-item>
              <text:list-item>
                <text:p>Sync when we don't</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Links</text:p>
          </draw:text-box>
        </draw:frame>
        <draw:frame presentation:style-name="pr7" draw:layer="layout" svg:width="25.199cm" svg:height="13.435cm" svg:x="1.905cm" svg:y="4.345cm" presentation:class="outline" presentation:user-transformed="true">
          <draw:text-box>
            <text:list text:style-name="L2">
              <text:list-item>
                <text:p>EAP 6: <text:span text:style-name="T11"><text:a xlink:href="http://www.redhat.com/products/jbossenterprisemiddleware/application-platform">http://www.redhat.com/products/jbossenterprisemiddleware/application-platform</text:a></text:span></text:p>
              </text:list-item>
              <text:list-item>
                <text:p>mod-cluster: <text:a xlink:href="http://www.jboss.org/mod_cluster">http://www.jboss.org/mod_cluster</text:a></text:p>
              </text:list-item>
              <text:list-item>
                <text:p>Infinispan: <text:a xlink:href="http://www.infinispan.org/">http://www.infinispan.org</text:a></text:p>
              </text:list-item>
              <text:list-item>
                <text:p>JGroups: <text:a xlink:href="http://www.jgroups.org/">http://www.jgroups.org</text:a></text:p>
              </text:list-item>
              <text:list-item>
                <text:p>Perf test: <text:a xlink:href="https://github.com/belaban/SessionPerf">https://github.com/belaban/SessionPerf</text:a></text:p>
              </text:list-item>
            </text:list>
          </draw:text-box>
        </draw:frame>
        <presentation:notes draw:style-name="dp2">
          <draw:page-thumbnail draw:style-name="gr3"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3" draw:master-page-name="Default_20_3" presentation:presentation-page-layout-name="AL1T1">
        <office:forms form:automatic-focus="false" form:apply-design-mode="false"/>
        <presentation:notes draw:style-name="dp2">
          <draw:page-thumbnail draw:style-name="gr3" draw:layer="layout" svg:width="13.968cm" svg:height="10.476cm" svg:x="3.81cm" svg:y="2.123cm" draw:page-number="43" presentation:class="page"/>
          <draw:frame presentation:style-name="pr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855000006409CF00B9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r12" style:family="presentation" style:parent-style-name="Default_20_3-backgroundobjects">
      <style:graphic-properties draw:stroke="none" draw:fill="none" draw:fill-color="#ffffff" draw:auto-grow-height="false" fo:min-height="1.449cm"/>
    </style:style>
    <style:style style:name="Mpr13" style:family="presentation" style:parent-style-name="Default_20_3-backgroundobjects">
      <style:graphic-properties draw:stroke="none" draw:fill="none" draw:fill-color="#ffffff" draw:auto-grow-height="false" fo:min-height="1.397cm"/>
    </style:style>
    <style:style style:name="Mpr14"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8cm" svg:height="3.333cm" svg:x="0cm" svg:y="17.667cm">
        <draw:image xlink:href="Pictures/10000201000004000000007AE4B29483.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5" draw:text-style-name="MP6"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002cm" svg:height="21cm" svg:x="0cm" svg:y="0cm">
        <draw:image xlink:href="Pictures/100000000000085500000640EA60E182.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8" draw:layer="backgroundobjects" svg:width="6.523cm" svg:height="1.448cm" svg:x="1.4cm" svg:y="19.131cm" presentation:class="date-time">
        <draw:text-box>
          <text:p text:style-name="MP8"><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40000000300E3099475.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8" draw:layer="backgroundobjects" svg:width="9.369cm" svg:height="1.396cm" svg:x="0cm" svg:y="0cm" presentation:class="header">
          <draw:text-box>
            <text:p text:style-name="MP8"><text:span text:style-name="MT1"><presentation:header/></text:span></text:p>
          </draw:text-box>
        </draw:frame>
        <draw:frame presentation:style-name="Mpr10" draw:text-style-name="MP10" draw:layer="backgroundobjects" svg:width="9.369cm" svg:height="1.396cm" svg:x="12.22cm" svg:y="0cm" presentation:class="date-time">
          <draw:text-box>
            <text:p text:style-name="MP10"><text:span text:style-name="MT1"><presentation:date-time/></text:span></text:p>
          </draw:text-box>
        </draw:frame>
        <draw:frame presentation:style-name="Mpr11" draw:text-style-name="MP8" draw:layer="backgroundobjects" svg:width="9.369cm" svg:height="1.396cm" svg:x="0cm" svg:y="26.543cm" presentation:class="footer">
          <draw:text-box>
            <text:p text:style-name="MP8"><text:span text:style-name="MT1"><presentation:footer/></text:span></text:p>
          </draw:text-box>
        </draw:frame>
        <draw:frame presentation:style-name="Mpr11"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2" draw:text-style-name="MP8" draw:layer="backgroundobjects" svg:width="6.523cm" svg:height="1.448cm" svg:x="1.4cm" svg:y="19.131cm" presentation:class="date-time">
        <draw:text-box>
          <text:p text:style-name="MP8"><text:span text:style-name="MT1"><presentation:date-time/></text:span></text:p>
        </draw:text-box>
      </draw:frame>
      <draw:frame presentation:style-name="Mpr12" draw:text-style-name="MP9" draw:layer="backgroundobjects" svg:width="8.875cm" svg:height="1.448cm" svg:x="9.576cm" svg:y="19.131cm" presentation:class="footer">
        <draw:text-box>
          <text:p text:style-name="MP9"><text:span text:style-name="MT1"><presentation:footer/></text:span></text:p>
        </draw:text-box>
      </draw:frame>
      <draw:frame presentation:style-name="Mpr12"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85500000640F198CA06.png" xlink:type="simple" xlink:show="embed" xlink:actuate="onLoad">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8" draw:layer="backgroundobjects" svg:width="9.369cm" svg:height="1.396cm" svg:x="0cm" svg:y="0cm" presentation:class="header">
          <draw:text-box>
            <text:p text:style-name="MP8"><text:span text:style-name="MT1"><presentation:header/></text:span></text:p>
          </draw:text-box>
        </draw:frame>
        <draw:frame presentation:style-name="Mpr13" draw:text-style-name="MP10" draw:layer="backgroundobjects" svg:width="9.369cm" svg:height="1.396cm" svg:x="12.22cm" svg:y="0cm" presentation:class="date-time">
          <draw:text-box>
            <text:p text:style-name="MP10"><text:span text:style-name="MT1"><presentation:date-time/></text:span></text:p>
          </draw:text-box>
        </draw:frame>
        <draw:frame presentation:style-name="Mpr14" draw:text-style-name="MP8" draw:layer="backgroundobjects" svg:width="9.369cm" svg:height="1.396cm" svg:x="0cm" svg:y="26.543cm" presentation:class="footer">
          <draw:text-box>
            <text:p text:style-name="MP8"><text:span text:style-name="MT1"><presentation:footer/></text:span></text:p>
          </draw:text-box>
        </draw:frame>
        <draw:frame presentation:style-name="Mpr14"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dc9775d-05ecbee-0851ad3-1586698-727bf66</meta:generator>
    <meta:initial-creator>adrienne yancey</meta:initial-creator>
    <meta:creation-date>2009-02-23T10:59:51</meta:creation-date>
    <dc:date>2012-05-29T16:02:47</dc:date>
    <dc:language>en-US</dc:language>
    <meta:editing-cycles>314</meta:editing-cycles>
    <meta:editing-duration>P9DT8H17M39S</meta:editing-duration>
    <dc:creator>Bela Ban</dc:creator>
    <meta:document-statistic meta:object-count="278"/>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027cm" svg:height="14.566cm" xlink:href="." xlink:type="simple" chart:class="chart:line" chart:style-name="ch1">
        <chart:title svg:x="8.749cm" svg:y="0.427cm" chart:style-name="ch2">
          <text:p>replication-granularity=ATTRIBUTE</text:p>
        </chart:title>
        <chart:legend chart:legend-position="end" svg:x="21.221cm" svg:y="5.943cm" style:legend-expansion="high" chart:style-name="ch3"/>
        <chart:plot-area chart:style-name="ch4" chart:data-source-has-labels="both" svg:x="1.504cm" svg:y="2.095cm" svg:width="18.717cm" svg:height="11.206cm">
          <chartooo:coordinate-region svg:x="2.792cm" svg:y="2.303cm" svg:width="17.22cm" svg:height="10.333cm"/>
          <chart:axis chart:dimension="x" chart:name="primary-x" chart:style-name="ch5" chartooo:axis-type="auto">
            <chartooo:date-scale/>
            <chart:title svg:x="10.325cm" svg:y="13.593cm" chart:style-name="ch6">
              <text:p>Nodes</text:p>
            </chart:title>
            <chart:categories table:cell-range-address="local-table.$B$1:.$F$1"/>
          </chart:axis>
          <chart:axis chart:dimension="y" chart:name="primary-y" chart:style-name="ch5">
            <chart:title svg:x="0.451cm" svg:y="8.83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9455">
                <text:p>9455</text:p>
              </table:table-cell>
              <table:table-cell office:value-type="float" office:value="10036">
                <text:p>10036</text:p>
              </table:table-cell>
              <table:table-cell office:value-type="float" office:value="10031">
                <text:p>10031</text:p>
              </table:table-cell>
              <table:table-cell office:value-type="float" office:value="8030">
                <text:p>8030</text:p>
              </table:table-cell>
              <table:table-cell office:value-type="float" office:value="7713">
                <text:p>7713</text:p>
              </table:table-cell>
            </table:table-row>
            <table:table-row>
              <table:table-cell office:value-type="string">
                <text:p>repl-async</text:p>
              </table:table-cell>
              <table:table-cell office:value-type="float" office:value="27571">
                <text:p>27571</text:p>
              </table:table-cell>
              <table:table-cell office:value-type="float" office:value="24160">
                <text:p>24160</text:p>
              </table:table-cell>
              <table:table-cell office:value-type="float" office:value="23223">
                <text:p>23223</text:p>
              </table:table-cell>
              <table:table-cell office:value-type="float" office:value="20738">
                <text:p>20738</text:p>
              </table:table-cell>
              <table:table-cell office:value-type="float" office:value="21815">
                <text:p>21815</text:p>
              </table:table-cell>
            </table:table-row>
            <table:table-row>
              <table:table-cell office:value-type="string">
                <text:p>dist-sync</text:p>
              </table:table-cell>
              <table:table-cell office:value-type="float" office:value="8924">
                <text:p>8924</text:p>
              </table:table-cell>
              <table:table-cell office:value-type="float" office:value="23957">
                <text:p>23957</text:p>
              </table:table-cell>
              <table:table-cell office:value-type="float" office:value="28097">
                <text:p>28097</text:p>
              </table:table-cell>
              <table:table-cell office:value-type="float" office:value="28224">
                <text:p>28224</text:p>
              </table:table-cell>
              <table:table-cell office:value-type="float" office:value="29542">
                <text:p>29542</text:p>
              </table:table-cell>
            </table:table-row>
            <table:table-row>
              <table:table-cell office:value-type="string">
                <text:p>dist-async</text:p>
              </table:table-cell>
              <table:table-cell office:value-type="float" office:value="9929">
                <text:p>9929</text:p>
              </table:table-cell>
              <table:table-cell office:value-type="float" office:value="24485">
                <text:p>24485</text:p>
              </table:table-cell>
              <table:table-cell office:value-type="float" office:value="29265">
                <text:p>29265</text:p>
              </table:table-cell>
              <table:table-cell office:value-type="float" office:value="27886">
                <text:p>27886</text:p>
              </table:table-cell>
              <table:table-cell office:value-type="float" office:value="28473">
                <text:p>2847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24cm" svg:height="15.012cm" xlink:href="." xlink:type="simple" chart:class="chart:line" chart:style-name="ch1">
        <chart:title svg:x="10.054cm" svg:y="0.436cm" chart:style-name="ch2">
          <text:p>Replication-trigger=SET</text:p>
        </chart:title>
        <chart:legend chart:legend-position="end" svg:x="20.614cm" svg:y="5.908cm" style:legend-expansion="high" chart:style-name="ch3"/>
        <chart:plot-area chart:style-name="ch4" chart:data-source-has-labels="both" svg:x="1.508cm" svg:y="2.131cm" svg:width="18.098cm" svg:height="11.607cm">
          <chartooo:coordinate-region svg:x="2.796cm" svg:y="2.339cm" svg:width="16.601cm" svg:height="10.734cm"/>
          <chart:axis chart:dimension="x" chart:name="primary-x" chart:style-name="ch5" chartooo:axis-type="auto">
            <chartooo:date-scale/>
            <chart:title svg:x="10.02cm" svg:y="14.039cm" chart:style-name="ch6">
              <text:p>Nodes</text:p>
            </chart:title>
            <chart:categories table:cell-range-address="local-table.$B$1:.$F$1"/>
          </chart:axis>
          <chart:axis chart:dimension="y" chart:name="primary-y" chart:style-name="ch5">
            <chart:title svg:x="0.451cm" svg:y="9.067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series chart:style-name="ch14" chart:values-cell-range-address="local-table.$B$7:.$F$7" chart:label-cell-address="local-table.$A$7"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30238">
                <text:p>30238</text:p>
              </table:table-cell>
              <table:table-cell office:value-type="float" office:value="30111">
                <text:p>30111</text:p>
              </table:table-cell>
              <table:table-cell office:value-type="float" office:value="31230">
                <text:p>31230</text:p>
              </table:table-cell>
              <table:table-cell office:value-type="float" office:value="29231">
                <text:p>29231</text:p>
              </table:table-cell>
              <table:table-cell office:value-type="float" office:value="30646">
                <text:p>30646</text:p>
              </table:table-cell>
            </table:table-row>
            <table:table-row>
              <table:table-cell office:value-type="string">
                <text:p>repl-async</text:p>
              </table:table-cell>
              <table:table-cell office:value-type="float" office:value="30902">
                <text:p>30902</text:p>
              </table:table-cell>
              <table:table-cell office:value-type="float" office:value="29137">
                <text:p>29137</text:p>
              </table:table-cell>
              <table:table-cell office:value-type="float" office:value="31297">
                <text:p>31297</text:p>
              </table:table-cell>
              <table:table-cell office:value-type="float" office:value="29753">
                <text:p>29753</text:p>
              </table:table-cell>
              <table:table-cell office:value-type="float" office:value="30562">
                <text:p>30562</text:p>
              </table:table-cell>
            </table:table-row>
            <table:table-row>
              <table:table-cell office:value-type="string">
                <text:p>dist-sync</text:p>
              </table:table-cell>
              <table:table-cell office:value-type="float" office:value="29146">
                <text:p>29146</text:p>
              </table:table-cell>
              <table:table-cell office:value-type="float" office:value="30740">
                <text:p>30740</text:p>
              </table:table-cell>
              <table:table-cell office:value-type="float" office:value="29673">
                <text:p>29673</text:p>
              </table:table-cell>
              <table:table-cell office:value-type="float" office:value="28752">
                <text:p>28752</text:p>
              </table:table-cell>
              <table:table-cell office:value-type="float" office:value="29274">
                <text:p>29274</text:p>
              </table:table-cell>
            </table:table-row>
            <table:table-row>
              <table:table-cell office:value-type="string">
                <text:p>dist-async</text:p>
              </table:table-cell>
              <table:table-cell office:value-type="float" office:value="29325">
                <text:p>29325</text:p>
              </table:table-cell>
              <table:table-cell office:value-type="float" office:value="29137">
                <text:p>29137</text:p>
              </table:table-cell>
              <table:table-cell office:value-type="float" office:value="30084">
                <text:p>30084</text:p>
              </table:table-cell>
              <table:table-cell office:value-type="float" office:value="30515">
                <text:p>30515</text:p>
              </table:table-cell>
              <table:table-cell office:value-type="float" office:value="29385">
                <text:p>29385</text:p>
              </table:table-cell>
            </table:table-row>
            <table:table-row>
              <table:table-cell office:value-type="string">
                <text:p>EAP 4.x (2008 test)</text:p>
              </table:table-cell>
              <table:table-cell office:value-type="float" office:value="NaN">
                <text:p>NaN</text:p>
              </table:table-cell>
              <table:table-cell office:value-type="float" office:value="8606">
                <text:p>8606</text:p>
              </table:table-cell>
              <table:table-cell office:value-type="float" office:value="9607">
                <text:p>96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opacity="50%" draw:textarea-horizontal-align="justify" draw:textarea-vertical-align="middle" draw:auto-grow-height="false" draw:shadow-offset-x="0.203cm" draw:shadow-offset-y="0.203cm" draw:shadow-opacity="50%"/>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draw:shadow="visible" draw:shadow-offset-x="0.203cm" draw:shadow-offset-y="0.2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203cm" svg:height="6.298cm" svg:x="5.858cm" svg:y="6.402cm">
          <text:p/>
          <draw:enhanced-geometry svg:viewBox="0 0 21600 21600" draw:type="rectangle" draw:enhanced-path="M 0 0 L 21600 0 21600 21600 0 21600 0 0 Z N"/>
        </draw:custom-shape>
        <draw:line draw:style-name="gr2" draw:text-style-name="P1" draw:layer="layout" svg:x1="2.304cm" svg:y1="9.359cm" svg:x2="19.569cm" svg:y2="9.359cm">
          <text:p/>
        </draw:line>
        <draw:custom-shape draw:style-name="gr3" draw:text-style-name="P2" draw:layer="layout" svg:width="2.808cm" svg:height="1.559cm" svg:x="2.3cm" svg:y="6.919cm">
          <text:p text:style-name="P1"><text:span text:style-name="T1">httpd</text:span></text:p>
          <text:p text:style-name="P1"><text:span text:style-name="T1">mod-cluster</text:span></text:p>
          <draw:enhanced-geometry svg:viewBox="0 0 21600 21600" draw:mirror-horizontal="false" draw:mirror-vertical="false" draw:type="rectangle" draw:enhanced-path="M 0 0 L 21600 0 21600 21600 0 21600 0 0 Z N"/>
        </draw:custom-shape>
        <draw:line draw:style-name="gr2" draw:text-style-name="P1" draw:layer="layout" svg:x1="2.304cm" svg:y1="5.652cm" svg:x2="18.047cm" svg:y2="5.652cm">
          <text:p/>
        </draw:line>
        <draw:custom-shape draw:style-name="gr3" draw:text-style-name="P2" draw:layer="layout" svg:width="2.469cm" svg:height="1.559cm" svg:x="6.42cm" svg:y="6.92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62cm" svg:y="6.919cm">
          <text:p text:style-name="P1"><text:span text:style-name="T1">jboss-02</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29cm" svg:y="6.919cm">
          <text:p text:style-name="P1"><text:span text:style-name="T1">jboss-03</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19cm" svg:y="6.91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2.505cm" svg:y="3.083cm">
          <text:p text:style-name="P1"><text:span text:style-name="T1">Perf test</text:span></text:p>
          <text:p text:style-name="P1"><text:span text:style-name="T1">clien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42cm" svg:y="6.918cm">
          <text:p text:style-name="P1"><text:span text:style-name="T1">jboss-04</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3cm" svg:y="10.03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85cm" svg:y="10.029cm">
          <text:p text:style-name="P1"><text:span text:style-name="T1">jboss-06</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52cm" svg:y="10.029cm">
          <text:p text:style-name="P1"><text:span text:style-name="T1">jboss-07</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5</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65cm" svg:y="10.028cm">
          <text:p text:style-name="P1"><text:span text:style-name="T1">jboss-08</text:span></text:p>
          <draw:enhanced-geometry svg:viewBox="0 0 21600 21600" draw:mirror-horizontal="false" draw:mirror-vertical="false" draw:type="rectangle" draw:enhanced-path="M 0 0 L 21600 0 21600 21600 0 21600 0 0 Z N"/>
        </draw:custom-shape>
        <draw:line draw:style-name="gr2" draw:text-style-name="P1" draw:layer="layout" svg:x1="3.81cm" svg:y1="8.527cm" svg:x2="3.81cm" svg:y2="9.331cm">
          <text:p/>
        </draw:line>
        <draw:line draw:style-name="gr2" draw:text-style-name="P1" draw:layer="layout" svg:x1="7.724cm" svg:y1="8.527cm" svg:x2="7.724cm" svg:y2="10.031cm">
          <text:p/>
        </draw:line>
        <draw:line draw:style-name="gr2" draw:text-style-name="P1" draw:layer="layout" svg:x1="11.118cm" svg:y1="8.526cm" svg:x2="11.118cm" svg:y2="10.03cm">
          <text:p/>
        </draw:line>
        <draw:line draw:style-name="gr2" draw:text-style-name="P1" draw:layer="layout" svg:x1="14.384cm" svg:y1="8.526cm" svg:x2="14.384cm" svg:y2="10.03cm">
          <text:p/>
        </draw:line>
        <draw:line draw:style-name="gr2" draw:text-style-name="P1" draw:layer="layout" svg:x1="17.598cm" svg:y1="8.526cm" svg:x2="17.598cm" svg:y2="10.03cm">
          <text:p/>
        </draw:line>
        <draw:frame draw:style-name="gr4" draw:text-style-name="P3" draw:layer="layout" svg:width="2.246cm" svg:height="0.806cm" svg:x="1.452cm" svg:y="9.331cm">
          <draw:text-box>
            <text:p><text:span text:style-name="T1">10.1.x.x</text:span></text:p>
          </draw:text-box>
        </draw:frame>
        <draw:frame draw:style-name="gr4" draw:text-style-name="P3" draw:layer="layout" svg:width="3.072cm" svg:height="0.806cm" svg:x="15.992cm" svg:y="5.573cm">
          <draw:text-box>
            <text:p><text:span text:style-name="T1">192.168.x.x</text:span></text:p>
          </draw:text-box>
        </draw:frame>
        <draw:frame draw:style-name="gr4" draw:text-style-name="P3" draw:layer="layout" svg:width="2.246cm" svg:height="0.806cm" svg:x="1.452cm" svg:y="9.331cm">
          <draw:text-box>
            <text:p><text:span text:style-name="T1">10.1.x.x</text:span></text:p>
          </draw:text-box>
        </draw:frame>
        <draw:line draw:style-name="gr2" draw:text-style-name="P1" draw:layer="layout" svg:x1="3.784cm" svg:y1="4.743cm" svg:x2="3.784cm" svg:y2="6.921cm">
          <text:p/>
        </draw:line>
        <draw:frame draw:style-name="gr4" draw:text-style-name="P3" draw:layer="layout" svg:width="2.068cm" svg:height="0.806cm" svg:x="17.936cm" svg:y="12.052cm">
          <draw:text-box>
            <text:p><text:span text:style-name="T1">Cluste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0.878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0.878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0.878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0.878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0.878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0.878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cc99" draw:opacity="50%" draw:textarea-horizontal-align="justify" draw:textarea-vertical-align="middle" draw:auto-grow-height="false" draw:shadow-opacity="50%"/>
    </style:style>
    <style:style style:name="gr2"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3" style:family="graphic" style:parent-style-name="standard">
      <style:graphic-properties draw:marker-end="" draw:marker-end-width="0.3cm" draw:textarea-horizontal-align="center" draw:textarea-vertical-align="middle"/>
    </style:style>
    <style:style style:name="gr4"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506cm" svg:height="8.293cm" svg:x="12.336cm" svg:y="4.456cm">
          <text:p/>
          <draw:enhanced-geometry svg:viewBox="0 0 21600 21600" draw:type="rectangle" draw:enhanced-path="M 0 0 L 21600 0 21600 21600 0 21600 0 0 Z N"/>
        </draw:custom-shape>
        <draw:custom-shape draw:style-name="gr1" draw:text-style-name="P1" draw:layer="layout" svg:width="6.506cm" svg:height="8.293cm" svg:x="2.799cm" svg:y="4.457cm">
          <text:p/>
          <draw:enhanced-geometry svg:viewBox="0 0 21600 21600" draw:type="rectangle" draw:enhanced-path="M 0 0 L 21600 0 21600 21600 0 21600 0 0 Z N"/>
        </draw:custom-shape>
        <draw:custom-shape draw:style-name="gr2" draw:text-style-name="P1" xml:id="id1" draw:id="id1" draw:layer="layout" svg:width="5.08cm" svg:height="1.905cm" svg:x="3.79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2" draw:id="id2" draw:layer="layout" svg:width="5.08cm" svg:height="1.905cm" svg:x="3.799cm" svg:y="7.66cm">
          <text:p text:style-name="P2">Infinispan</text:p>
          <draw:enhanced-geometry svg:viewBox="0 0 21600 21600" draw:type="rectangle" draw:enhanced-path="M 0 0 L 21600 0 21600 21600 0 21600 0 0 Z N"/>
        </draw:custom-shape>
        <draw:custom-shape draw:style-name="gr2" draw:text-style-name="P1" xml:id="id3" draw:id="id3" draw:layer="layout" svg:width="5.08cm" svg:height="1.905cm" svg:x="3.799cm" svg:y="10.2cm">
          <text:p text:style-name="P2">JGroups</text:p>
          <draw:enhanced-geometry svg:viewBox="0 0 21600 21600" draw:type="rectangle" draw:enhanced-path="M 0 0 L 21600 0 21600 21600 0 21600 0 0 Z N"/>
        </draw:custom-shape>
        <draw:connector draw:style-name="gr3" draw:text-style-name="P1" draw:layer="layout" draw:type="line" svg:x1="6.339cm" svg:y1="7.025cm" svg:x2="6.339cm" svg:y2="7.66cm" draw:start-shape="id1" draw:start-glue-point="2" draw:end-shape="id2" svg:d="m6339 7025v635">
          <text:p/>
        </draw:connector>
        <draw:connector draw:style-name="gr3" draw:text-style-name="P1" draw:layer="layout" draw:type="line" svg:x1="6.339cm" svg:y1="9.565cm" svg:x2="6.339cm" svg:y2="10.2cm" draw:start-shape="id2" draw:start-glue-point="2" draw:end-shape="id3" draw:end-glue-point="0" svg:d="m6339 9565v635">
          <text:p/>
        </draw:connector>
        <draw:custom-shape draw:style-name="gr2" draw:text-style-name="P1" xml:id="id4" draw:id="id4" draw:layer="layout" svg:width="5.08cm" svg:height="1.905cm" svg:x="12.68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5" draw:id="id5" draw:layer="layout" svg:width="5.08cm" svg:height="1.905cm" svg:x="12.689cm" svg:y="7.66cm">
          <text:p text:style-name="P2">Infinispan</text:p>
          <draw:enhanced-geometry svg:viewBox="0 0 21600 21600" draw:type="rectangle" draw:enhanced-path="M 0 0 L 21600 0 21600 21600 0 21600 0 0 Z N"/>
        </draw:custom-shape>
        <draw:custom-shape draw:style-name="gr2" draw:text-style-name="P1" xml:id="id6" draw:id="id6" draw:layer="layout" svg:width="5.08cm" svg:height="1.905cm" svg:x="12.689cm" svg:y="10.2cm">
          <text:p text:style-name="P2">JGroups</text:p>
          <draw:enhanced-geometry svg:viewBox="0 0 21600 21600" draw:type="rectangle" draw:enhanced-path="M 0 0 L 21600 0 21600 21600 0 21600 0 0 Z N"/>
        </draw:custom-shape>
        <draw:connector draw:style-name="gr3" draw:text-style-name="P1" draw:layer="layout" draw:type="line" svg:x1="15.229cm" svg:y1="7.025cm" svg:x2="15.229cm" svg:y2="7.66cm" draw:start-shape="id4" draw:start-glue-point="2" draw:end-shape="id5" svg:d="m15229 7025v635">
          <text:p/>
        </draw:connector>
        <draw:connector draw:style-name="gr3" draw:text-style-name="P1" draw:layer="layout" draw:type="line" svg:x1="15.229cm" svg:y1="9.565cm" svg:x2="15.229cm" svg:y2="10.2cm" draw:start-shape="id5" draw:start-glue-point="2" draw:end-shape="id6" draw:end-glue-point="0" svg:d="m15229 9565v635">
          <text:p/>
        </draw:connector>
        <draw:custom-shape draw:style-name="gr4" draw:text-style-name="P1" draw:layer="layout" svg:width="3.81cm" svg:height="0.635cm" svg:x="8.879cm" svg:y="10.8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4" draw:layer="layout" svg:width="2.962cm" svg:height="0.806cm" svg:x="9.514cm" svg:y="11.93cm">
          <draw:text-box>
            <text:p text:style-name="P3"><text:span text:style-name="T1">Replication</text:span></text:p>
          </draw:text-box>
        </draw:frame>
        <draw:frame draw:style-name="gr5" draw:text-style-name="P5" draw:layer="layout" svg:width="3.838cm" svg:height="0.806cm" svg:x="2.436cm" svg:y="3.705cm">
          <draw:text-box>
            <text:p><text:span text:style-name="T2">JBoss instance</text:span></text:p>
          </draw:text-box>
        </draw:frame>
        <draw:frame draw:style-name="gr5" draw:text-style-name="P5" draw:layer="layout" svg:width="3.838cm" svg:height="0.806cm" svg:x="12.052cm" svg:y="3.705cm">
          <draw:text-box>
            <text:p><text:span text:style-name="T2">JBoss instanc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1.153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1.153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1.153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1.153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1.153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1.153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401cm" svg:height="13.336cm" xlink:href="." xlink:type="simple" chart:class="chart:line" chart:style-name="ch1">
        <chart:title svg:x="11.113cm" svg:y="0.402cm" chart:style-name="ch2">
          <text:p>Non-replicated</text:p>
        </chart:title>
        <chart:legend chart:legend-position="end" svg:x="20.506cm" svg:y="5.844cm" style:legend-expansion="high" chart:style-name="ch3"/>
        <chart:plot-area chart:style-name="ch4" chart:data-source-has-labels="both" svg:x="1.512cm" svg:y="1.995cm" svg:width="17.978cm" svg:height="10.101cm">
          <chartooo:coordinate-region svg:x="2.8cm" svg:y="2.203cm" svg:width="16.481cm" svg:height="9.228cm"/>
          <chart:axis chart:dimension="x" chart:name="primary-x" chart:style-name="ch5" chartooo:axis-type="auto">
            <chartooo:date-scale/>
            <chart:title svg:x="9.964cm" svg:y="12.363cm" chart:style-name="ch6">
              <text:p>Nodes</text:p>
            </chart:title>
            <chart:categories table:cell-range-address="local-table.$B$1:.$F$1"/>
          </chart:axis>
          <chart:axis chart:dimension="y" chart:name="primary-y" chart:style-name="ch5">
            <chart:title svg:x="0.451cm" svg:y="8.178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Static: index.html</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row>
            <table:table-row>
              <table:table-cell office:value-type="string">
                <text:p>Static: web/static.jsp</text:p>
              </table:table-cell>
              <table:table-cell office:value-type="float" office:value="30376">
                <text:p>30376</text:p>
              </table:table-cell>
              <table:table-cell office:value-type="float" office:value="32041">
                <text:p>32041</text:p>
              </table:table-cell>
              <table:table-cell office:value-type="float" office:value="31150">
                <text:p>31150</text:p>
              </table:table-cell>
              <table:table-cell office:value-type="float" office:value="30599">
                <text:p>30599</text:p>
              </table:table-cell>
              <table:table-cell office:value-type="float" office:value="30826">
                <text:p>30826</text:p>
              </table:table-cell>
            </table:table-row>
            <table:table-row>
              <table:table-cell office:value-type="string">
                <text:p>Local (not 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4.878cm" svg:height="12.228cm" xlink:href="." xlink:type="simple" chart:class="chart:line" chart:style-name="ch1">
        <chart:title svg:x="10.36cm" svg:y="0.38cm" chart:style-name="ch2">
          <text:p>UDP non-optimized</text:p>
        </chart:title>
        <chart:legend chart:legend-position="end" svg:x="21.072cm" svg:y="4.774cm" style:legend-expansion="high" chart:style-name="ch3"/>
        <chart:plot-area chart:style-name="ch4" chart:data-source-has-labels="both" svg:x="1.501cm" svg:y="1.907cm" svg:width="18.577cm" svg:height="9.103cm">
          <chartooo:coordinate-region svg:x="2.789cm" svg:y="2.115cm" svg:width="17.08cm" svg:height="8.23cm"/>
          <chart:axis chart:dimension="x" chart:name="primary-x" chart:style-name="ch5" chartooo:axis-type="auto">
            <chartooo:date-scale/>
            <chart:title svg:x="10.252cm" svg:y="11.255cm" chart:style-name="ch6">
              <text:p>Nodes</text:p>
            </chart:title>
            <chart:categories table:cell-range-address="local-table.$B$1:.$F$1"/>
          </chart:axis>
          <chart:axis chart:dimension="y" chart:name="primary-y" chart:style-name="ch5">
            <chart:title svg:x="0.451cm" svg:y="7.59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7530">
                <text:p>7530</text:p>
              </table:table-cell>
              <table:table-cell office:value-type="float" office:value="6529">
                <text:p>6529</text:p>
              </table:table-cell>
              <table:table-cell office:value-type="float" office:value="6328">
                <text:p>6328</text:p>
              </table:table-cell>
              <table:table-cell office:value-type="float" office:value="5809">
                <text:p>5809</text:p>
              </table:table-cell>
              <table:table-cell office:value-type="float" office:value="5902">
                <text:p>5902</text:p>
              </table:table-cell>
            </table:table-row>
            <table:table-row>
              <table:table-cell office:value-type="string">
                <text:p>repl-async</text:p>
              </table:table-cell>
              <table:table-cell office:value-type="float" office:value="10563">
                <text:p>10563</text:p>
              </table:table-cell>
              <table:table-cell office:value-type="float" office:value="7532">
                <text:p>7532</text:p>
              </table:table-cell>
              <table:table-cell office:value-type="float" office:value="7266">
                <text:p>7266</text:p>
              </table:table-cell>
              <table:table-cell office:value-type="float" office:value="8686">
                <text:p>8686</text:p>
              </table:table-cell>
              <table:table-cell office:value-type="float" office:value="8158">
                <text:p>8158</text:p>
              </table:table-cell>
            </table:table-row>
            <table:table-row>
              <table:table-cell office:value-type="string">
                <text:p>dist-sync</text:p>
              </table:table-cell>
              <table:table-cell office:value-type="float" office:value="6935">
                <text:p>6935</text:p>
              </table:table-cell>
              <table:table-cell office:value-type="float" office:value="13635">
                <text:p>13635</text:p>
              </table:table-cell>
              <table:table-cell office:value-type="float" office:value="25188">
                <text:p>25188</text:p>
              </table:table-cell>
              <table:table-cell office:value-type="float" office:value="26860">
                <text:p>26860</text:p>
              </table:table-cell>
              <table:table-cell office:value-type="float" office:value="27677">
                <text:p>27677</text:p>
              </table:table-cell>
            </table:table-row>
            <table:table-row>
              <table:table-cell office:value-type="string">
                <text:p>dist-async</text:p>
              </table:table-cell>
              <table:table-cell office:value-type="float" office:value="10079">
                <text:p>10079</text:p>
              </table:table-cell>
              <table:table-cell office:value-type="float" office:value="9067">
                <text:p>9067</text:p>
              </table:table-cell>
              <table:table-cell office:value-type="float" office:value="29655">
                <text:p>29655</text:p>
              </table:table-cell>
              <table:table-cell office:value-type="float" office:value="28288">
                <text:p>28288</text:p>
              </table:table-cell>
              <table:table-cell office:value-type="float" office:value="29420">
                <text:p>2942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1cm" svg:height="13.841cm" xlink:href="." xlink:type="simple" chart:class="chart:line" chart:style-name="ch1">
        <chart:title svg:x="10.484cm" svg:y="0.412cm" chart:style-name="ch2">
          <text:p>TCP non-optimized</text:p>
        </chart:title>
        <chart:legend chart:legend-position="end" svg:x="21.295cm" svg:y="5.58cm" style:legend-expansion="high" chart:style-name="ch3"/>
        <chart:plot-area chart:style-name="ch4" chart:data-source-has-labels="both" svg:x="1.506cm" svg:y="2.035cm" svg:width="18.785cm" svg:height="10.556cm">
          <chartooo:coordinate-region svg:x="2.794cm" svg:y="2.243cm" svg:width="17.288cm" svg:height="9.683cm"/>
          <chart:axis chart:dimension="x" chart:name="primary-x" chart:style-name="ch5" chartooo:axis-type="auto">
            <chartooo:date-scale/>
            <chart:title svg:x="10.361cm" svg:y="12.868cm" chart:style-name="ch6">
              <text:p>Nodes</text:p>
            </chart:title>
            <chart:categories table:cell-range-address="local-table.$B$1:.$F$1"/>
          </chart:axis>
          <chart:axis chart:dimension="y" chart:name="primary-y" chart:style-name="ch5">
            <chart:title svg:x="0.451cm" svg:y="8.446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8317">
                <text:p>8317</text:p>
              </table:table-cell>
              <table:table-cell office:value-type="float" office:value="8309">
                <text:p>8309</text:p>
              </table:table-cell>
              <table:table-cell office:value-type="float" office:value="6437">
                <text:p>6437</text:p>
              </table:table-cell>
              <table:table-cell office:value-type="float" office:value="3256">
                <text:p>3256</text:p>
              </table:table-cell>
              <table:table-cell office:value-type="float" office:value="3322">
                <text:p>3322</text:p>
              </table:table-cell>
            </table:table-row>
            <table:table-row>
              <table:table-cell office:value-type="string">
                <text:p>repl-async</text:p>
              </table:table-cell>
              <table:table-cell office:value-type="float" office:value="13495">
                <text:p>13495</text:p>
              </table:table-cell>
              <table:table-cell office:value-type="float" office:value="14345">
                <text:p>14345</text:p>
              </table:table-cell>
              <table:table-cell office:value-type="float" office:value="11179">
                <text:p>11179</text:p>
              </table:table-cell>
              <table:table-cell office:value-type="float" office:value="6140">
                <text:p>6140</text:p>
              </table:table-cell>
              <table:table-cell office:value-type="float" office:value="5483">
                <text:p>5483</text:p>
              </table:table-cell>
            </table:table-row>
            <table:table-row>
              <table:table-cell office:value-type="string">
                <text:p>dist-sync</text:p>
              </table:table-cell>
              <table:table-cell office:value-type="float" office:value="7497">
                <text:p>7497</text:p>
              </table:table-cell>
              <table:table-cell office:value-type="float" office:value="21381">
                <text:p>21381</text:p>
              </table:table-cell>
              <table:table-cell office:value-type="float" office:value="26852">
                <text:p>26852</text:p>
              </table:table-cell>
              <table:table-cell office:value-type="float" office:value="27800">
                <text:p>27800</text:p>
              </table:table-cell>
              <table:table-cell office:value-type="float" office:value="28546">
                <text:p>28546</text:p>
              </table:table-cell>
            </table:table-row>
            <table:table-row>
              <table:table-cell office:value-type="string">
                <text:p>dist-async</text:p>
              </table:table-cell>
              <table:table-cell office:value-type="float" office:value="12534">
                <text:p>12534</text:p>
              </table:table-cell>
              <table:table-cell office:value-type="float" office:value="24277">
                <text:p>24277</text:p>
              </table:table-cell>
              <table:table-cell office:value-type="float" office:value="28409">
                <text:p>28409</text:p>
              </table:table-cell>
              <table:table-cell office:value-type="float" office:value="27225">
                <text:p>27225</text:p>
              </table:table-cell>
              <table:table-cell office:value-type="float" office:value="28743">
                <text:p>287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